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70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3lineDITAstopicid_filesonly" table:style-name="ta1">
        <table:table-column table:style-name="co1" table:default-cell-style-name="Default"/>
        <table:table-row table:style-name="ro1">
          <table:table-cell office:value-type="string" calcext:value-type="string">
            <text:p>./add_hpelinux_compute.dita</text:p>
          </table:table-cell>
        </table:table-row>
        <table:table-row table:style-name="ro1">
          <table:table-cell office:value-type="string" calcext:value-type="string">
            <text:p>./add_network_node.dita</text:p>
          </table:table-cell>
        </table:table-row>
        <table:table-row table:style-name="ro1">
          <table:table-cell office:value-type="string" calcext:value-type="string">
            <text:p>./add_new_storage_policy.dita</text:p>
          </table:table-cell>
        </table:table-row>
        <table:table-row table:style-name="ro1">
          <table:table-cell office:value-type="string" calcext:value-type="string">
            <text:p>./add_osd_datadisk.dita</text:p>
          </table:table-cell>
        </table:table-row>
        <table:table-row table:style-name="ro1">
          <table:table-cell office:value-type="string" calcext:value-type="string">
            <text:p>./add_osd_node.dita</text:p>
          </table:table-cell>
        </table:table-row>
        <table:table-row table:style-name="ro1">
          <table:table-cell office:value-type="string" calcext:value-type="string">
            <text:p>./add_rados_gateway.dita</text:p>
          </table:table-cell>
        </table:table-row>
        <table:table-row table:style-name="ro1">
          <table:table-cell office:value-type="string" calcext:value-type="string">
            <text:p>./add_rhel_compute.dita</text:p>
          </table:table-cell>
        </table:table-row>
        <table:table-row table:style-name="ro1">
          <table:table-cell office:value-type="string" calcext:value-type="string">
            <text:p>./add_swift_disk.dita</text:p>
          </table:table-cell>
        </table:table-row>
        <table:table-row table:style-name="ro1">
          <table:table-cell office:value-type="string" calcext:value-type="string">
            <text:p>./add_swift_object_node.dita</text:p>
          </table:table-cell>
        </table:table-row>
        <table:table-row table:style-name="ro1">
          <table:table-cell office:value-type="string" calcext:value-type="string">
            <text:p>./add_swift_pac_node.dita</text:p>
          </table:table-cell>
        </table:table-row>
        <table:table-row table:style-name="ro1">
          <table:table-cell office:value-type="string" calcext:value-type="string">
            <text:p>./adding_compute_nodes.dita</text:p>
          </table:table-cell>
        </table:table-row>
        <table:table-row table:style-name="ro1">
          <table:table-cell office:value-type="string" calcext:value-type="string">
            <text:p>./adding_moonshot_nodes.dita</text:p>
          </table:table-cell>
        </table:table-row>
        <table:table-row table:style-name="ro1">
          <table:table-cell office:value-type="string" calcext:value-type="string">
            <text:p>./address_info_yml.dita</text:p>
          </table:table-cell>
        </table:table-row>
        <table:table-row table:style-name="ro1">
          <table:table-cell office:value-type="string" calcext:value-type="string">
            <text:p>./admin_role_segregation.dita</text:p>
          </table:table-cell>
        </table:table-row>
        <table:table-row table:style-name="ro1">
          <table:table-cell office:value-type="string" calcext:value-type="string">
            <text:p>./alarm_definitions.dita</text:p>
          </table:table-cell>
        </table:table-row>
        <table:table-row table:style-name="ro1">
          <table:table-cell office:value-type="string" calcext:value-type="string">
            <text:p>./alarm_explorer.dita</text:p>
          </table:table-cell>
        </table:table-row>
        <table:table-row table:style-name="ro1">
          <table:table-cell office:value-type="string" calcext:value-type="string">
            <text:p>./alarm_resolutions.dita</text:p>
          </table:table-cell>
        </table:table-row>
        <table:table-row table:style-name="ro1">
          <table:table-cell office:value-type="string" calcext:value-type="string">
            <text:p>./allocate_pac.dita</text:p>
          </table:table-cell>
        </table:table-row>
        <table:table-row table:style-name="ro1">
          <table:table-cell office:value-type="string" calcext:value-type="string">
            <text:p>./allocating_disk_drives.dita</text:p>
          </table:table-cell>
        </table:table-row>
        <table:table-row table:style-name="ro1">
          <table:table-cell office:value-type="string" calcext:value-type="string">
            <text:p>./allocating_network.dita</text:p>
          </table:table-cell>
        </table:table-row>
        <table:table-row table:style-name="ro1">
          <table:table-cell office:value-type="string" calcext:value-type="string">
            <text:p>./allocating_server.dita</text:p>
          </table:table-cell>
        </table:table-row>
        <table:table-row table:style-name="ro1">
          <table:table-cell office:value-type="string" calcext:value-type="string">
            <text:p>./allow_user_to_create_cinder_vol.dita</text:p>
          </table:table-cell>
        </table:table-row>
        <table:table-row table:style-name="ro1">
          <table:table-cell office:value-type="string" calcext:value-type="string">
            <text:p>./alternative_configurations.dita</text:p>
          </table:table-cell>
        </table:table-row>
        <table:table-row table:style-name="ro1">
          <table:table-cell office:value-type="string" calcext:value-type="string">
            <text:p>./api_verification.dita</text:p>
          </table:table-cell>
        </table:table-row>
        <table:table-row table:style-name="ro1">
          <table:table-cell office:value-type="string" calcext:value-type="string">
            <text:p>./architecture_index.dita</text:p>
          </table:table-cell>
        </table:table-row>
        <table:table-row table:style-name="ro1">
          <table:table-cell office:value-type="string" calcext:value-type="string">
            <text:p>./arcsight.dita</text:p>
          </table:table-cell>
        </table:table-row>
        <table:table-row table:style-name="ro1">
          <table:table-cell office:value-type="string" calcext:value-type="string">
            <text:p>./audit_logs_backup.dita</text:p>
          </table:table-cell>
        </table:table-row>
        <table:table-row table:style-name="ro1">
          <table:table-cell office:value-type="string" calcext:value-type="string">
            <text:p>./audit_logs_checklist.dita</text:p>
          </table:table-cell>
        </table:table-row>
        <table:table-row table:style-name="ro1">
          <table:table-cell office:value-type="string" calcext:value-type="string">
            <text:p>./audit_logs_enable.dita</text:p>
          </table:table-cell>
        </table:table-row>
        <table:table-row table:style-name="ro1">
          <table:table-cell office:value-type="string" calcext:value-type="string">
            <text:p>./audit_logs_overview.dita</text:p>
          </table:table-cell>
        </table:table-row>
        <table:table-row table:style-name="ro1">
          <table:table-cell office:value-type="string" calcext:value-type="string">
            <text:p>./backup_limitations.dita</text:p>
          </table:table-cell>
        </table:table-row>
        <table:table-row table:style-name="ro1">
          <table:table-cell office:value-type="string" calcext:value-type="string">
            <text:p>./barbican_admin.dita</text:p>
          </table:table-cell>
        </table:table-row>
        <table:table-row table:style-name="ro1">
          <table:table-cell office:value-type="string" calcext:value-type="string">
            <text:p>./barbican.dita</text:p>
          </table:table-cell>
        </table:table-row>
        <table:table-row table:style-name="ro1">
          <table:table-cell office:value-type="string" calcext:value-type="string">
            <text:p>./block_storage_alarm.dita</text:p>
          </table:table-cell>
        </table:table-row>
        <table:table-row table:style-name="ro1">
          <table:table-cell office:value-type="string" calcext:value-type="string">
            <text:p>./blockstorage_index.dita</text:p>
          </table:table-cell>
        </table:table-row>
        <table:table-row table:style-name="ro1">
          <table:table-cell office:value-type="string" calcext:value-type="string">
            <text:p>./blockstorage_nodes.dita</text:p>
          </table:table-cell>
        </table:table-row>
        <table:table-row table:style-name="ro1">
          <table:table-cell office:value-type="string" calcext:value-type="string">
            <text:p>./blockstorage_overview.dita</text:p>
          </table:table-cell>
        </table:table-row>
        <table:table-row table:style-name="ro1">
          <table:table-cell office:value-type="string" calcext:value-type="string">
            <text:p>./blockstorageconfig_troubleshooting.dita</text:p>
          </table:table-cell>
        </table:table-row>
        <table:table-row table:style-name="ro1">
          <table:table-cell office:value-type="string" calcext:value-type="string">
            <text:p>./boeing.dita</text:p>
          </table:table-cell>
        </table:table-row>
        <table:table-row table:style-name="ro1">
          <table:table-cell office:value-type="string" calcext:value-type="string">
            <text:p>./bonddata.dita</text:p>
          </table:table-cell>
        </table:table-row>
        <table:table-row table:style-name="ro1">
          <table:table-cell office:value-type="string" calcext:value-type="string">
            <text:p>./bonddataoptionslinux.dita</text:p>
          </table:table-cell>
        </table:table-row>
        <table:table-row table:style-name="ro1">
          <table:table-cell office:value-type="string" calcext:value-type="string">
            <text:p>./bonddataoptionsopenvswitch.dita</text:p>
          </table:table-cell>
        </table:table-row>
        <table:table-row table:style-name="ro1">
          <table:table-cell office:value-type="string" calcext:value-type="string">
            <text:p>./bonddataoptionswindows.dita</text:p>
          </table:table-cell>
        </table:table-row>
        <table:table-row table:style-name="ro1">
          <table:table-cell office:value-type="string" calcext:value-type="string">
            <text:p>./central_log_access_data.dita</text:p>
          </table:table-cell>
        </table:table-row>
        <table:table-row table:style-name="ro1">
          <table:table-cell office:value-type="string" calcext:value-type="string">
            <text:p>./central_log_configure_manage.dita</text:p>
          </table:table-cell>
        </table:table-row>
        <table:table-row table:style-name="ro1">
          <table:table-cell office:value-type="string" calcext:value-type="string">
            <text:p>./central_log_configure_services.dita</text:p>
          </table:table-cell>
        </table:table-row>
        <table:table-row table:style-name="ro1">
          <table:table-cell office:value-type="string" calcext:value-type="string">
            <text:p>./central_log_GS.dita</text:p>
          </table:table-cell>
        </table:table-row>
        <table:table-row table:style-name="ro1">
          <table:table-cell office:value-type="string" calcext:value-type="string">
            <text:p>./central_log_troubleshoot.dita</text:p>
          </table:table-cell>
        </table:table-row>
        <table:table-row table:style-name="ro1">
          <table:table-cell office:value-type="string" calcext:value-type="string">
            <text:p>./central_log_understanding.dita</text:p>
          </table:table-cell>
        </table:table-row>
        <table:table-row table:style-name="ro1">
          <table:table-cell office:value-type="string" calcext:value-type="string">
            <text:p>./centralized_logging.dita</text:p>
          </table:table-cell>
        </table:table-row>
        <table:table-row table:style-name="ro1">
          <table:table-cell office:value-type="string" calcext:value-type="string">
            <text:p>./ceph_twonetworks_config.dita</text:p>
          </table:table-cell>
        </table:table-row>
        <table:table-row table:style-name="ro1">
          <table:table-cell office:value-type="string" calcext:value-type="string">
            <text:p>./cert_iso.dita</text:p>
          </table:table-cell>
        </table:table-row>
        <table:table-row table:style-name="ro1">
          <table:table-cell office:value-type="string" calcext:value-type="string">
            <text:p>./cert_ramdisk.dita</text:p>
          </table:table-cell>
        </table:table-row>
        <table:table-row table:style-name="ro1">
          <table:table-cell office:value-type="string" calcext:value-type="string">
            <text:p>./change_horizon_timeout.dita</text:p>
          </table:table-cell>
        </table:table-row>
        <table:table-row table:style-name="ro1">
          <table:table-cell office:value-type="string" calcext:value-type="string">
            <text:p>./change_service_passwords.dita</text:p>
          </table:table-cell>
        </table:table-row>
        <table:table-row table:style-name="ro1">
          <table:table-cell office:value-type="string" calcext:value-type="string">
            <text:p>./changes_entryscale_kvm_vsa.dita</text:p>
          </table:table-cell>
        </table:table-row>
        <table:table-row table:style-name="ro1">
          <table:table-cell office:value-type="string" calcext:value-type="string">
            <text:p>./changing_swift_zone.dita</text:p>
          </table:table-cell>
        </table:table-row>
        <table:table-row table:style-name="ro1">
          <table:table-cell office:value-type="string" calcext:value-type="string">
            <text:p>./charts.dita</text:p>
          </table:table-cell>
        </table:table-row>
        <table:table-row table:style-name="ro1">
          <table:table-cell office:value-type="string" calcext:value-type="string">
            <text:p>./cloud_verification.dita</text:p>
          </table:table-cell>
        </table:table-row>
        <table:table-row table:style-name="ro1">
          <table:table-cell office:value-type="string" calcext:value-type="string">
            <text:p>./cloud.dita</text:p>
          </table:table-cell>
        </table:table-row>
        <table:table-row table:style-name="ro1">
          <table:table-cell office:value-type="string" calcext:value-type="string">
            <text:p>./cloudadmin_cli.dita</text:p>
          </table:table-cell>
        </table:table-row>
        <table:table-row table:style-name="ro1">
          <table:table-cell office:value-type="string" calcext:value-type="string">
            <text:p>./cloudadmin_dashboard.dita</text:p>
          </table:table-cell>
        </table:table-row>
        <table:table-row table:style-name="ro1">
          <table:table-cell office:value-type="string" calcext:value-type="string">
            <text:p>./clouddiagram_txt.dita</text:p>
          </table:table-cell>
        </table:table-row>
        <table:table-row table:style-name="ro1">
          <table:table-cell office:value-type="string" calcext:value-type="string">
            <text:p>./clusters.dita</text:p>
          </table:table-cell>
        </table:table-row>
        <table:table-row table:style-name="ro1">
          <table:table-cell office:value-type="string" calcext:value-type="string">
            <text:p>./concepts_cloud.dita</text:p>
          </table:table-cell>
        </table:table-row>
        <table:table-row table:style-name="ro1">
          <table:table-cell office:value-type="string" calcext:value-type="string">
            <text:p>./concepts_networkgroups.dita</text:p>
          </table:table-cell>
        </table:table-row>
        <table:table-row table:style-name="ro1">
          <table:table-cell office:value-type="string" calcext:value-type="string">
            <text:p>./concepts_networks.dita</text:p>
          </table:table-cell>
        </table:table-row>
        <table:table-row table:style-name="ro1">
          <table:table-cell office:value-type="string" calcext:value-type="string">
            <text:p>./concepts_networktags.dita</text:p>
          </table:table-cell>
        </table:table-row>
        <table:table-row table:style-name="ro1">
          <table:table-cell office:value-type="string" calcext:value-type="string">
            <text:p>./concepts_servergroups.dita</text:p>
          </table:table-cell>
        </table:table-row>
        <table:table-row table:style-name="ro1">
          <table:table-cell office:value-type="string" calcext:value-type="string">
            <text:p>./concepts_serverroles.dita</text:p>
          </table:table-cell>
        </table:table-row>
        <table:table-row table:style-name="ro1">
          <table:table-cell office:value-type="string" calcext:value-type="string">
            <text:p>./concepts_servers.dita</text:p>
          </table:table-cell>
        </table:table-row>
        <table:table-row table:style-name="ro1">
          <table:table-cell office:value-type="string" calcext:value-type="string">
            <text:p>./concepts.dita</text:p>
          </table:table-cell>
        </table:table-row>
        <table:table-row table:style-name="ro1">
          <table:table-cell office:value-type="string" calcext:value-type="string">
            <text:p>./config_availability_zones.dita</text:p>
          </table:table-cell>
        </table:table-row>
        <table:table-row table:style-name="ro1">
          <table:table-cell office:value-type="string" calcext:value-type="string">
            <text:p>./config_drives.dita</text:p>
          </table:table-cell>
        </table:table-row>
        <table:table-row table:style-name="ro1">
          <table:table-cell office:value-type="string" calcext:value-type="string">
            <text:p>./configneutronprovidervlans.dita</text:p>
          </table:table-cell>
        </table:table-row>
        <table:table-row table:style-name="ro1">
          <table:table-cell office:value-type="string" calcext:value-type="string">
            <text:p>./configuration_data.dita</text:p>
          </table:table-cell>
        </table:table-row>
        <table:table-row table:style-name="ro1">
          <table:table-cell office:value-type="string" calcext:value-type="string">
            <text:p>./configurationdata_ironic.dita</text:p>
          </table:table-cell>
        </table:table-row>
        <table:table-row table:style-name="ro1">
          <table:table-cell office:value-type="string" calcext:value-type="string">
            <text:p>./configurationdata_neutron.dita</text:p>
          </table:table-cell>
        </table:table-row>
        <table:table-row table:style-name="ro1">
          <table:table-cell office:value-type="string" calcext:value-type="string">
            <text:p>./configurationdata_octavia.dita</text:p>
          </table:table-cell>
        </table:table-row>
        <table:table-row table:style-name="ro1">
          <table:table-cell office:value-type="string" calcext:value-type="string">
            <text:p>./configurationdata_swift.dita</text:p>
          </table:table-cell>
        </table:table-row>
        <table:table-row table:style-name="ro1">
          <table:table-cell office:value-type="string" calcext:value-type="string">
            <text:p>./configurationdata.dita</text:p>
          </table:table-cell>
        </table:table-row>
        <table:table-row table:style-name="ro1">
          <table:table-cell office:value-type="string" calcext:value-type="string">
            <text:p>./configurationobjects.dita</text:p>
          </table:table-cell>
        </table:table-row>
        <table:table-row table:style-name="ro1">
          <table:table-cell office:value-type="string" calcext:value-type="string">
            <text:p>./configure_3par.dita</text:p>
          </table:table-cell>
        </table:table-row>
        <table:table-row table:style-name="ro1">
          <table:table-cell office:value-type="string" calcext:value-type="string">
            <text:p>./configure_ceph_rgw.dita</text:p>
          </table:table-cell>
        </table:table-row>
        <table:table-row table:style-name="ro1">
          <table:table-cell office:value-type="string" calcext:value-type="string">
            <text:p>./configure_compute.dita</text:p>
          </table:table-cell>
        </table:table-row>
        <table:table-row table:style-name="ro1">
          <table:table-cell office:value-type="string" calcext:value-type="string">
            <text:p>./configure_dashboard.dita</text:p>
          </table:table-cell>
        </table:table-row>
        <table:table-row table:style-name="ro1">
          <table:table-cell office:value-type="string" calcext:value-type="string">
            <text:p>./configure_firewall.dita</text:p>
          </table:table-cell>
        </table:table-row>
        <table:table-row table:style-name="ro1">
          <table:table-cell office:value-type="string" calcext:value-type="string">
            <text:p>./configure_glance.dita</text:p>
          </table:table-cell>
        </table:table-row>
        <table:table-row table:style-name="ro1">
          <table:table-cell office:value-type="string" calcext:value-type="string">
            <text:p>./configure_horizon_v3.dita</text:p>
          </table:table-cell>
        </table:table-row>
        <table:table-row table:style-name="ro1">
          <table:table-cell office:value-type="string" calcext:value-type="string">
            <text:p>./configure_identity.dita</text:p>
          </table:table-cell>
        </table:table-row>
        <table:table-row table:style-name="ro1">
          <table:table-cell office:value-type="string" calcext:value-type="string">
            <text:p>./configure_logging_level.dita</text:p>
          </table:table-cell>
        </table:table-row>
        <table:table-row table:style-name="ro1">
          <table:table-cell office:value-type="string" calcext:value-type="string">
            <text:p>./configure_logging.dita</text:p>
          </table:table-cell>
        </table:table-row>
        <table:table-row table:style-name="ro1">
          <table:table-cell office:value-type="string" calcext:value-type="string">
            <text:p>./configure_monitoring.dita</text:p>
          </table:table-cell>
        </table:table-row>
        <table:table-row table:style-name="ro1">
          <table:table-cell office:value-type="string" calcext:value-type="string">
            <text:p>./configure_mtu.dita</text:p>
          </table:table-cell>
        </table:table-row>
        <table:table-row table:style-name="ro1">
          <table:table-cell office:value-type="string" calcext:value-type="string">
            <text:p>./configure_orchestration.dita</text:p>
          </table:table-cell>
        </table:table-row>
        <table:table-row table:style-name="ro1">
          <table:table-cell office:value-type="string" calcext:value-type="string">
            <text:p>./configure_vsa_ao.dita</text:p>
          </table:table-cell>
        </table:table-row>
        <table:table-row table:style-name="ro1">
          <table:table-cell office:value-type="string" calcext:value-type="string">
            <text:p>./configure_vsa_separate_iscsi_network.dita</text:p>
          </table:table-cell>
        </table:table-row>
        <table:table-row table:style-name="ro1">
          <table:table-cell office:value-type="string" calcext:value-type="string">
            <text:p>./configure_vsa.dita</text:p>
          </table:table-cell>
        </table:table-row>
        <table:table-row table:style-name="ro1">
          <table:table-cell office:value-type="string" calcext:value-type="string">
            <text:p>./contacting_support.dita</text:p>
          </table:table-cell>
        </table:table-row>
        <table:table-row table:style-name="ro1">
          <table:table-cell office:value-type="string" calcext:value-type="string">
            <text:p>./control_plane_topology_yml.dita</text:p>
          </table:table-cell>
        </table:table-row>
        <table:table-row table:style-name="ro1">
          <table:table-cell office:value-type="string" calcext:value-type="string">
            <text:p>./controller_nodes.dita</text:p>
          </table:table-cell>
        </table:table-row>
        <table:table-row table:style-name="ro1">
          <table:table-cell office:value-type="string" calcext:value-type="string">
            <text:p>./controlplane.dita</text:p>
          </table:table-cell>
        </table:table-row>
        <table:table-row table:style-name="ro1">
          <table:table-cell office:value-type="string" calcext:value-type="string">
            <text:p>./controlplanes_regions.dita</text:p>
          </table:table-cell>
        </table:table-row>
        <table:table-row table:style-name="ro1">
          <table:table-cell office:value-type="string" calcext:value-type="string">
            <text:p>./controlplanes.dita</text:p>
          </table:table-cell>
        </table:table-row>
        <table:table-row table:style-name="ro1">
          <table:table-cell office:value-type="string" calcext:value-type="string">
            <text:p>./cpinfofiles.dita</text:p>
          </table:table-cell>
        </table:table-row>
        <table:table-row table:style-name="ro1">
          <table:table-cell office:value-type="string" calcext:value-type="string">
            <text:p>./cpu_assignments.dita</text:p>
          </table:table-cell>
        </table:table-row>
        <table:table-row table:style-name="ro1">
          <table:table-cell office:value-type="string" calcext:value-type="string">
            <text:p>./cpu_components_roles.dita</text:p>
          </table:table-cell>
        </table:table-row>
        <table:table-row table:style-name="ro1">
          <table:table-cell office:value-type="string" calcext:value-type="string">
            <text:p>./cpu_sizing_vms.dita</text:p>
          </table:table-cell>
        </table:table-row>
        <table:table-row table:style-name="ro1">
          <table:table-cell office:value-type="string" calcext:value-type="string">
            <text:p>./cpu_usage.dita</text:p>
          </table:table-cell>
        </table:table-row>
        <table:table-row table:style-name="ro1">
          <table:table-cell office:value-type="string" calcext:value-type="string">
            <text:p>./cpumodels.dita</text:p>
          </table:table-cell>
        </table:table-row>
        <table:table-row table:style-name="ro1">
          <table:table-cell office:value-type="string" calcext:value-type="string">
            <text:p>./create_extnet.dita</text:p>
          </table:table-cell>
        </table:table-row>
        <table:table-row table:style-name="ro1">
          <table:table-cell office:value-type="string" calcext:value-type="string">
            <text:p>./create_ha_router.dita</text:p>
          </table:table-cell>
        </table:table-row>
        <table:table-row table:style-name="ro1">
          <table:table-cell office:value-type="string" calcext:value-type="string">
            <text:p>./create_hdp_servicenet.dita</text:p>
          </table:table-cell>
        </table:table-row>
        <table:table-row table:style-name="ro1">
          <table:table-cell office:value-type="string" calcext:value-type="string">
            <text:p>./create_image.dita</text:p>
          </table:table-cell>
        </table:table-row>
        <table:table-row table:style-name="ro1">
          <table:table-cell office:value-type="string" calcext:value-type="string">
            <text:p>./create_keypair.dita</text:p>
          </table:table-cell>
        </table:table-row>
        <table:table-row table:style-name="ro1">
          <table:table-cell office:value-type="string" calcext:value-type="string">
            <text:p>./create_multiple_vsa_clusters.dita</text:p>
          </table:table-cell>
        </table:table-row>
        <table:table-row table:style-name="ro1">
          <table:table-cell office:value-type="string" calcext:value-type="string">
            <text:p>./create_network.dita</text:p>
          </table:table-cell>
        </table:table-row>
        <table:table-row table:style-name="ro1">
          <table:table-cell office:value-type="string" calcext:value-type="string">
            <text:p>./creating_aggregates.dita</text:p>
          </table:table-cell>
        </table:table-row>
        <table:table-row table:style-name="ro1">
          <table:table-cell office:value-type="string" calcext:value-type="string">
            <text:p>./creating_object_server_resource.dita</text:p>
          </table:table-cell>
        </table:table-row>
        <table:table-row table:style-name="ro1">
          <table:table-cell office:value-type="string" calcext:value-type="string">
            <text:p>./creating_pac_cluster.dita</text:p>
          </table:table-cell>
        </table:table-row>
        <table:table-row table:style-name="ro1">
          <table:table-cell office:value-type="string" calcext:value-type="string">
            <text:p>./creating_roles_swift_nodes.dita</text:p>
          </table:table-cell>
        </table:table-row>
        <table:table-row table:style-name="ro1">
          <table:table-cell office:value-type="string" calcext:value-type="string">
            <text:p>./creating_voltype.dita</text:p>
          </table:table-cell>
        </table:table-row>
        <table:table-row table:style-name="ro1">
          <table:table-cell office:value-type="string" calcext:value-type="string">
            <text:p>./cs_opsconsole_block_storage_summary.dita</text:p>
          </table:table-cell>
        </table:table-row>
        <table:table-row table:style-name="ro1">
          <table:table-cell office:value-type="string" calcext:value-type="string">
            <text:p>./customizing_inputmodel.dita</text:p>
          </table:table-cell>
        </table:table-row>
        <table:table-row table:style-name="ro1">
          <table:table-cell office:value-type="string" calcext:value-type="string">
            <text:p>./dar.dita</text:p>
          </table:table-cell>
        </table:table-row>
        <table:table-row table:style-name="ro1">
          <table:table-cell office:value-type="string" calcext:value-type="string">
            <text:p>./dcn_core.dita</text:p>
          </table:table-cell>
        </table:table-row>
        <table:table-row table:style-name="ro1">
          <table:table-cell office:value-type="string" calcext:value-type="string">
            <text:p>./DCN_upgrade.dita</text:p>
          </table:table-cell>
        </table:table-row>
        <table:table-row table:style-name="ro1">
          <table:table-cell office:value-type="string" calcext:value-type="string">
            <text:p>./deploy_esx_cloud.dita</text:p>
          </table:table-cell>
        </table:table-row>
        <table:table-row table:style-name="ro1">
          <table:table-cell office:value-type="string" calcext:value-type="string">
            <text:p>./deploy_fails_with_msdos_disks.dita</text:p>
          </table:table-cell>
        </table:table-row>
        <table:table-row table:style-name="ro1">
          <table:table-cell office:value-type="string" calcext:value-type="string">
            <text:p>./deploy_monitor_standalone_node.dita</text:p>
          </table:table-cell>
        </table:table-row>
        <table:table-row table:style-name="ro1">
          <table:table-cell office:value-type="string" calcext:value-type="string">
            <text:p>./designate_initialconfig.dita</text:p>
          </table:table-cell>
        </table:table-row>
        <table:table-row table:style-name="ro1">
          <table:table-cell office:value-type="string" calcext:value-type="string">
            <text:p>./designate_monitor_support.dita</text:p>
          </table:table-cell>
        </table:table-row>
        <table:table-row table:style-name="ro1">
          <table:table-cell office:value-type="string" calcext:value-type="string">
            <text:p>./designate_overview.dita</text:p>
          </table:table-cell>
        </table:table-row>
        <table:table-row table:style-name="ro1">
          <table:table-cell office:value-type="string" calcext:value-type="string">
            <text:p>./devicegroups.dita</text:p>
          </table:table-cell>
        </table:table-row>
        <table:table-row table:style-name="ro1">
          <table:table-cell office:value-type="string" calcext:value-type="string">
            <text:p>./disable_bura_before_deployment.dita</text:p>
          </table:table-cell>
        </table:table-row>
        <table:table-row table:style-name="ro1">
          <table:table-cell office:value-type="string" calcext:value-type="string">
            <text:p>./disk_sizing_vms.dita</text:p>
          </table:table-cell>
        </table:table-row>
        <table:table-row table:style-name="ro1">
          <table:table-cell office:value-type="string" calcext:value-type="string">
            <text:p>./disk.dita</text:p>
          </table:table-cell>
        </table:table-row>
        <table:table-row table:style-name="ro1">
          <table:table-cell office:value-type="string" calcext:value-type="string">
            <text:p>./diskmodel.dita</text:p>
          </table:table-cell>
        </table:table-row>
        <table:table-row table:style-name="ro1">
          <table:table-cell office:value-type="string" calcext:value-type="string">
            <text:p>./diskmodels.dita</text:p>
          </table:table-cell>
        </table:table-row>
        <table:table-row table:style-name="ro1">
          <table:table-cell office:value-type="string" calcext:value-type="string">
            <text:p>./documentation_updates.dita</text:p>
          </table:table-cell>
        </table:table-row>
        <table:table-row table:style-name="ro1">
          <table:table-cell office:value-type="string" calcext:value-type="string">
            <text:p>./dpdk_componentoptions.dita</text:p>
          </table:table-cell>
        </table:table-row>
        <table:table-row table:style-name="ro1">
          <table:table-cell office:value-type="string" calcext:value-type="string">
            <text:p>./dpdkdevices_devices.dita</text:p>
          </table:table-cell>
        </table:table-row>
        <table:table-row table:style-name="ro1">
          <table:table-cell office:value-type="string" calcext:value-type="string">
            <text:p>./dpdkdevices.dita</text:p>
          </table:table-cell>
        </table:table-row>
        <table:table-row table:style-name="ro1">
          <table:table-cell office:value-type="string" calcext:value-type="string">
            <text:p>./enable_barbican_for_upgrade.dita</text:p>
          </table:table-cell>
        </table:table-row>
        <table:table-row table:style-name="ro1">
          <table:table-cell office:value-type="string" calcext:value-type="string">
            <text:p>./enable_new_cluster_compute_resource.dita</text:p>
          </table:table-cell>
        </table:table-row>
        <table:table-row table:style-name="ro1">
          <table:table-cell office:value-type="string" calcext:value-type="string">
            <text:p>./encrypted_storage.dita</text:p>
          </table:table-cell>
        </table:table-row>
        <table:table-row table:style-name="ro1">
          <table:table-cell office:value-type="string" calcext:value-type="string">
            <text:p>./endpoints.dita</text:p>
          </table:table-cell>
        </table:table-row>
        <table:table-row table:style-name="ro1">
          <table:table-cell office:value-type="string" calcext:value-type="string">
            <text:p>./entryscale_esx_kvm_vsa_mml.dita</text:p>
          </table:table-cell>
        </table:table-row>
        <table:table-row table:style-name="ro1">
          <table:table-cell office:value-type="string" calcext:value-type="string">
            <text:p>./entryscale_esx_kvm_vsa.dita</text:p>
          </table:table-cell>
        </table:table-row>
        <table:table-row table:style-name="ro1">
          <table:table-cell office:value-type="string" calcext:value-type="string">
            <text:p>./entryscale_ironic_multi_tenancy.dita</text:p>
          </table:table-cell>
        </table:table-row>
        <table:table-row table:style-name="ro1">
          <table:table-cell office:value-type="string" calcext:value-type="string">
            <text:p>./entryscale_ironic.dita</text:p>
          </table:table-cell>
        </table:table-row>
        <table:table-row table:style-name="ro1">
          <table:table-cell office:value-type="string" calcext:value-type="string">
            <text:p>./entryscale_kvm_ceph_onenetwork.dita</text:p>
          </table:table-cell>
        </table:table-row>
        <table:table-row table:style-name="ro1">
          <table:table-cell office:value-type="string" calcext:value-type="string">
            <text:p>./entryscale_kvm_ceph_twonetwork.dita</text:p>
          </table:table-cell>
        </table:table-row>
        <table:table-row table:style-name="ro1">
          <table:table-cell office:value-type="string" calcext:value-type="string">
            <text:p>./entryscale_kvm_ceph.dita</text:p>
          </table:table-cell>
        </table:table-row>
        <table:table-row table:style-name="ro1">
          <table:table-cell office:value-type="string" calcext:value-type="string">
            <text:p>./entryscale_kvm_dedicated.dita</text:p>
          </table:table-cell>
        </table:table-row>
        <table:table-row table:style-name="ro1">
          <table:table-cell office:value-type="string" calcext:value-type="string">
            <text:p>./entryscale_kvm_vsa.dita</text:p>
          </table:table-cell>
        </table:table-row>
        <table:table-row table:style-name="ro1">
          <table:table-cell office:value-type="string" calcext:value-type="string">
            <text:p>./entryscale_swift.dita</text:p>
          </table:table-cell>
        </table:table-row>
        <table:table-row table:style-name="ro1">
          <table:table-cell office:value-type="string" calcext:value-type="string">
            <text:p>./eon_logging.dita</text:p>
          </table:table-cell>
        </table:table-row>
        <table:table-row table:style-name="ro1">
          <table:table-cell office:value-type="string" calcext:value-type="string">
            <text:p>./eon_service.dita</text:p>
          </table:table-cell>
        </table:table-row>
        <table:table-row table:style-name="ro1">
          <table:table-cell office:value-type="string" calcext:value-type="string">
            <text:p>./esx_examples.dita</text:p>
          </table:table-cell>
        </table:table-row>
        <table:table-row table:style-name="ro1">
          <table:table-cell office:value-type="string" calcext:value-type="string">
            <text:p>./esx_host_commissioning.dita</text:p>
          </table:table-cell>
        </table:table-row>
        <table:table-row table:style-name="ro1">
          <table:table-cell office:value-type="string" calcext:value-type="string">
            <text:p>./esx_mitaka.dita</text:p>
          </table:table-cell>
        </table:table-row>
        <table:table-row table:style-name="ro1">
          <table:table-cell office:value-type="string" calcext:value-type="string">
            <text:p>./esx_monitoring.dita</text:p>
          </table:table-cell>
        </table:table-row>
        <table:table-row table:style-name="ro1">
          <table:table-cell office:value-type="string" calcext:value-type="string">
            <text:p>./esx_troubleshooting.dita</text:p>
          </table:table-cell>
        </table:table-row>
        <table:table-row table:style-name="ro1">
          <table:table-cell office:value-type="string" calcext:value-type="string">
            <text:p>./eula_30.dita</text:p>
          </table:table-cell>
        </table:table-row>
        <table:table-row table:style-name="ro1">
          <table:table-cell office:value-type="string" calcext:value-type="string">
            <text:p>./examine_details_planned_ring_changes_prior_deploy.dita</text:p>
          </table:table-cell>
        </table:table-row>
        <table:table-row table:style-name="ro1">
          <table:table-cell office:value-type="string" calcext:value-type="string">
            <text:p>./example_config_changes.dita</text:p>
          </table:table-cell>
        </table:table-row>
        <table:table-row table:style-name="ro1">
          <table:table-cell office:value-type="string" calcext:value-type="string">
            <text:p>./example_configurations.dita</text:p>
          </table:table-cell>
        </table:table-row>
        <table:table-row table:style-name="ro1">
          <table:table-cell office:value-type="string" calcext:value-type="string">
            <text:p>./existing_v2_input_model.dita</text:p>
          </table:table-cell>
        </table:table-row>
        <table:table-row table:style-name="ro1">
          <table:table-cell office:value-type="string" calcext:value-type="string">
            <text:p>./explain_txt.dita</text:p>
          </table:table-cell>
        </table:table-row>
        <table:table-row table:style-name="ro1">
          <table:table-cell office:value-type="string" calcext:value-type="string">
            <text:p>./F5BIG_IP_install.dita</text:p>
          </table:table-cell>
        </table:table-row>
        <table:table-row table:style-name="ro1">
          <table:table-cell office:value-type="string" calcext:value-type="string">
            <text:p>./F5BIG_IP_preinst.dita</text:p>
          </table:table-cell>
        </table:table-row>
        <table:table-row table:style-name="ro1">
          <table:table-cell office:value-type="string" calcext:value-type="string">
            <text:p>./F5BIG_IP_verify.dita</text:p>
          </table:table-cell>
        </table:table-row>
        <table:table-row table:style-name="ro1">
          <table:table-cell office:value-type="string" calcext:value-type="string">
            <text:p>./F5BIG_IP.dita</text:p>
          </table:table-cell>
        </table:table-row>
        <table:table-row table:style-name="ro1">
          <table:table-cell office:value-type="string" calcext:value-type="string">
            <text:p>./faqs.dita</text:p>
          </table:table-cell>
        </table:table-row>
        <table:table-row table:style-name="ro1">
          <table:table-cell office:value-type="string" calcext:value-type="string">
            <text:p>./fcoeinterfaces.dita</text:p>
          </table:table-cell>
        </table:table-row>
        <table:table-row table:style-name="ro1">
          <table:table-cell office:value-type="string" calcext:value-type="string">
            <text:p>./filesystem_label.dita</text:p>
          </table:table-cell>
        </table:table-row>
        <table:table-row table:style-name="ro1">
          <table:table-cell office:value-type="string" calcext:value-type="string">
            <text:p>./filesystem_usage_nowipe.dita</text:p>
          </table:table-cell>
        </table:table-row>
        <table:table-row table:style-name="ro1">
          <table:table-cell office:value-type="string" calcext:value-type="string">
            <text:p>./firewall_info_yml.dita</text:p>
          </table:table-cell>
        </table:table-row>
        <table:table-row table:style-name="ro1">
          <table:table-cell office:value-type="string" calcext:value-type="string">
            <text:p>./firewallconfiguration.dita</text:p>
          </table:table-cell>
        </table:table-row>
        <table:table-row table:style-name="ro1">
          <table:table-cell office:value-type="string" calcext:value-type="string">
            <text:p>./firewallrules.dita</text:p>
          </table:table-cell>
        </table:table-row>
        <table:table-row table:style-name="ro1">
          <table:table-cell office:value-type="string" calcext:value-type="string">
            <text:p>./fwaas.dita</text:p>
          </table:table-cell>
        </table:table-row>
        <table:table-row table:style-name="ro1">
          <table:table-cell office:value-type="string" calcext:value-type="string">
            <text:p>./general_procedures.dita</text:p>
          </table:table-cell>
        </table:table-row>
        <table:table-row table:style-name="ro1">
          <table:table-cell office:value-type="string" calcext:value-type="string">
            <text:p>./general_troubleshooting.dita</text:p>
          </table:table-cell>
        </table:table-row>
        <table:table-row table:style-name="ro1">
          <table:table-cell office:value-type="string" calcext:value-type="string">
            <text:p>./general_upgrade.dita</text:p>
          </table:table-cell>
        </table:table-row>
        <table:table-row table:style-name="ro1">
          <table:table-cell office:value-type="string" calcext:value-type="string">
            <text:p>./gui_installer.dita</text:p>
          </table:table-cell>
        </table:table-row>
        <table:table-row table:style-name="ro1">
          <table:table-cell office:value-type="string" calcext:value-type="string">
            <text:p>./header_poisoning.dita</text:p>
          </table:table-cell>
        </table:table-row>
        <table:table-row table:style-name="ro1">
          <table:table-cell office:value-type="string" calcext:value-type="string">
            <text:p>./high_availability.dita</text:p>
          </table:table-cell>
        </table:table-row>
        <table:table-row table:style-name="ro1">
          <table:table-cell office:value-type="string" calcext:value-type="string">
            <text:p>./horizon_domainadmin.dita</text:p>
          </table:table-cell>
        </table:table-row>
        <table:table-row table:style-name="ro1">
          <table:table-cell office:value-type="string" calcext:value-type="string">
            <text:p>./horizon_ssl_auth.dita</text:p>
          </table:table-cell>
        </table:table-row>
        <table:table-row table:style-name="ro1">
          <table:table-cell office:value-type="string" calcext:value-type="string">
            <text:p>./html_representation.dita</text:p>
          </table:table-cell>
        </table:table-row>
        <table:table-row table:style-name="ro1">
          <table:table-cell office:value-type="string" calcext:value-type="string">
            <text:p>./huge_pages.dita</text:p>
          </table:table-cell>
        </table:table-row>
        <table:table-row table:style-name="ro1">
          <table:table-cell office:value-type="string" calcext:value-type="string">
            <text:p>./hw_support_matrix.dita</text:p>
          </table:table-cell>
        </table:table-row>
        <table:table-row table:style-name="ro1">
          <table:table-cell office:value-type="string" calcext:value-type="string">
            <text:p>./identify_ring_builder.dita</text:p>
          </table:table-cell>
        </table:table-row>
        <table:table-row table:style-name="ro1">
          <table:table-cell office:value-type="string" calcext:value-type="string">
            <text:p>./identity_admin.dita</text:p>
          </table:table-cell>
        </table:table-row>
        <table:table-row table:style-name="ro1">
          <table:table-cell office:value-type="string" calcext:value-type="string">
            <text:p>./identity_benchmark.dita</text:p>
          </table:table-cell>
        </table:table-row>
        <table:table-row table:style-name="ro1">
          <table:table-cell office:value-type="string" calcext:value-type="string">
            <text:p>./identity_limitations.dita</text:p>
          </table:table-cell>
        </table:table-row>
        <table:table-row table:style-name="ro1">
          <table:table-cell office:value-type="string" calcext:value-type="string">
            <text:p>./identity_overview.dita</text:p>
          </table:table-cell>
        </table:table-row>
        <table:table-row table:style-name="ro1">
          <table:table-cell office:value-type="string" calcext:value-type="string">
            <text:p>./identity_reconfigure.dita</text:p>
          </table:table-cell>
        </table:table-row>
        <table:table-row table:style-name="ro1">
          <table:table-cell office:value-type="string" calcext:value-type="string">
            <text:p>./increase_timeout.dita</text:p>
          </table:table-cell>
        </table:table-row>
        <table:table-row table:style-name="ro1">
          <table:table-cell office:value-type="string" calcext:value-type="string">
            <text:p>./input_model_change_existing_rings.dita</text:p>
          </table:table-cell>
        </table:table-row>
        <table:table-row table:style-name="ro1">
          <table:table-cell office:value-type="string" calcext:value-type="string">
            <text:p>./input_model_changes40.dita</text:p>
          </table:table-cell>
        </table:table-row>
        <table:table-row table:style-name="ro1">
          <table:table-cell office:value-type="string" calcext:value-type="string">
            <text:p>./input_model_introduction.dita</text:p>
          </table:table-cell>
        </table:table-row>
        <table:table-row table:style-name="ro1">
          <table:table-cell office:value-type="string" calcext:value-type="string">
            <text:p>./input_model.dita</text:p>
          </table:table-cell>
        </table:table-row>
        <table:table-row table:style-name="ro1">
          <table:table-cell office:value-type="string" calcext:value-type="string">
            <text:p>./install_designate_Akamai.dita</text:p>
          </table:table-cell>
        </table:table-row>
        <table:table-row table:style-name="ro1">
          <table:table-cell office:value-type="string" calcext:value-type="string">
            <text:p>./install_designate_DynECT.dita</text:p>
          </table:table-cell>
        </table:table-row>
        <table:table-row table:style-name="ro1">
          <table:table-cell office:value-type="string" calcext:value-type="string">
            <text:p>./install_designate_InfoBlox.dita</text:p>
          </table:table-cell>
        </table:table-row>
        <table:table-row table:style-name="ro1">
          <table:table-cell office:value-type="string" calcext:value-type="string">
            <text:p>./install_entryscale_esx_kvm_vsa_template_json.dita</text:p>
          </table:table-cell>
        </table:table-row>
        <table:table-row table:style-name="ro1">
          <table:table-cell office:value-type="string" calcext:value-type="string">
            <text:p>./install_entryscale_kvm_overview.dita</text:p>
          </table:table-cell>
        </table:table-row>
        <table:table-row table:style-name="ro1">
          <table:table-cell office:value-type="string" calcext:value-type="string">
            <text:p>./install_esx_overview.dita</text:p>
          </table:table-cell>
        </table:table-row>
        <table:table-row table:style-name="ro1">
          <table:table-cell office:value-type="string" calcext:value-type="string">
            <text:p>./install_ironic_overview.dita</text:p>
          </table:table-cell>
        </table:table-row>
        <table:table-row table:style-name="ro1">
          <table:table-cell office:value-type="string" calcext:value-type="string">
            <text:p>./install_l2_gateway.dita</text:p>
          </table:table-cell>
        </table:table-row>
        <table:table-row table:style-name="ro1">
          <table:table-cell office:value-type="string" calcext:value-type="string">
            <text:p>./install_rhel_ceph.dita</text:p>
          </table:table-cell>
        </table:table-row>
        <table:table-row table:style-name="ro1">
          <table:table-cell office:value-type="string" calcext:value-type="string">
            <text:p>./install_rhel_compute.dita</text:p>
          </table:table-cell>
        </table:table-row>
        <table:table-row table:style-name="ro1">
          <table:table-cell office:value-type="string" calcext:value-type="string">
            <text:p>./install_rhel_uefi.dita</text:p>
          </table:table-cell>
        </table:table-row>
        <table:table-row table:style-name="ro1">
          <table:table-cell office:value-type="string" calcext:value-type="string">
            <text:p>./install_rhel.dita</text:p>
          </table:table-cell>
        </table:table-row>
        <table:table-row table:style-name="ro1">
          <table:table-cell office:value-type="string" calcext:value-type="string">
            <text:p>./install_swift_overview.dita</text:p>
          </table:table-cell>
        </table:table-row>
        <table:table-row table:style-name="ro1">
          <table:table-cell office:value-type="string" calcext:value-type="string">
            <text:p>./installation_overview.dita</text:p>
          </table:table-cell>
        </table:table-row>
        <table:table-row table:style-name="ro1">
          <table:table-cell office:value-type="string" calcext:value-type="string">
            <text:p>./installation_troubleshooting.dita</text:p>
          </table:table-cell>
        </table:table-row>
        <table:table-row table:style-name="ro1">
          <table:table-cell office:value-type="string" calcext:value-type="string">
            <text:p>./installation_verification.dita</text:p>
          </table:table-cell>
        </table:table-row>
        <table:table-row table:style-name="ro1">
          <table:table-cell office:value-type="string" calcext:value-type="string">
            <text:p>./installing_cli.dita</text:p>
          </table:table-cell>
        </table:table-row>
        <table:table-row table:style-name="ro1">
          <table:table-cell office:value-type="string" calcext:value-type="string">
            <text:p>./installing_esx_kvm_vsa_with_noop.dita</text:p>
          </table:table-cell>
        </table:table-row>
        <table:table-row table:style-name="ro1">
          <table:table-cell office:value-type="string" calcext:value-type="string">
            <text:p>./installing_esx_kvm_vsa.dita</text:p>
          </table:table-cell>
        </table:table-row>
        <table:table-row table:style-name="ro1">
          <table:table-cell office:value-type="string" calcext:value-type="string">
            <text:p>./installing_kvm.dita</text:p>
          </table:table-cell>
        </table:table-row>
        <table:table-row table:style-name="ro1">
          <table:table-cell office:value-type="string" calcext:value-type="string">
            <text:p>./installing_swift_object_storage.dita</text:p>
          </table:table-cell>
        </table:table-row>
        <table:table-row table:style-name="ro1">
          <table:table-cell office:value-type="string" calcext:value-type="string">
            <text:p>./integrating_logstash_splunk.dita</text:p>
          </table:table-cell>
        </table:table-row>
        <table:table-row table:style-name="ro1">
          <table:table-cell office:value-type="string" calcext:value-type="string">
            <text:p>./integrating_splunk.dita</text:p>
          </table:table-cell>
        </table:table-row>
        <table:table-row table:style-name="ro1">
          <table:table-cell office:value-type="string" calcext:value-type="string">
            <text:p>./integrations.dita</text:p>
          </table:table-cell>
        </table:table-row>
        <table:table-row table:style-name="ro1">
          <table:table-cell office:value-type="string" calcext:value-type="string">
            <text:p>./interfacemodel.dita</text:p>
          </table:table-cell>
        </table:table-row>
        <table:table-row table:style-name="ro1">
          <table:table-cell office:value-type="string" calcext:value-type="string">
            <text:p>./interfacemodels.dita</text:p>
          </table:table-cell>
        </table:table-row>
        <table:table-row table:style-name="ro1">
          <table:table-cell office:value-type="string" calcext:value-type="string">
            <text:p>./interpreting_swift_validate_input_model.dita</text:p>
          </table:table-cell>
        </table:table-row>
        <table:table-row table:style-name="ro1">
          <table:table-cell office:value-type="string" calcext:value-type="string">
            <text:p>./introduction.dita</text:p>
          </table:table-cell>
        </table:table-row>
        <table:table-row table:style-name="ro1">
          <table:table-cell office:value-type="string" calcext:value-type="string">
            <text:p>./ironic_audit_support.dita</text:p>
          </table:table-cell>
        </table:table-row>
        <table:table-row table:style-name="ro1">
          <table:table-cell office:value-type="string" calcext:value-type="string">
            <text:p>./ironic_configuration.dita</text:p>
          </table:table-cell>
        </table:table-row>
        <table:table-row table:style-name="ro1">
          <table:table-cell office:value-type="string" calcext:value-type="string">
            <text:p>./ironic_examples.dita</text:p>
          </table:table-cell>
        </table:table-row>
        <table:table-row table:style-name="ro1">
          <table:table-cell office:value-type="string" calcext:value-type="string">
            <text:p>./ironic_multi_control_plane.dita</text:p>
          </table:table-cell>
        </table:table-row>
        <table:table-row table:style-name="ro1">
          <table:table-cell office:value-type="string" calcext:value-type="string">
            <text:p>./ironic_oneview.dita</text:p>
          </table:table-cell>
        </table:table-row>
        <table:table-row table:style-name="ro1">
          <table:table-cell office:value-type="string" calcext:value-type="string">
            <text:p>./ironic_raid_config.dita</text:p>
          </table:table-cell>
        </table:table-row>
        <table:table-row table:style-name="ro1">
          <table:table-cell office:value-type="string" calcext:value-type="string">
            <text:p>./ironic_troubleshooting.dita</text:p>
          </table:table-cell>
        </table:table-row>
        <table:table-row table:style-name="ro1">
          <table:table-cell office:value-type="string" calcext:value-type="string">
            <text:p>./isolated_metadata.dita</text:p>
          </table:table-cell>
        </table:table-row>
        <table:table-row table:style-name="ro1">
          <table:table-cell office:value-type="string" calcext:value-type="string">
            <text:p>./keystone_federation.dita</text:p>
          </table:table-cell>
        </table:table-row>
        <table:table-row table:style-name="ro1">
          <table:table-cell office:value-type="string" calcext:value-type="string">
            <text:p>./keystone_ldap_integration.dita</text:p>
          </table:table-cell>
        </table:table-row>
        <table:table-row table:style-name="ro1">
          <table:table-cell office:value-type="string" calcext:value-type="string">
            <text:p>./keystone_token_validation.dita</text:p>
          </table:table-cell>
        </table:table-row>
        <table:table-row table:style-name="ro1">
          <table:table-cell office:value-type="string" calcext:value-type="string">
            <text:p>./kvm_examples.dita</text:p>
          </table:table-cell>
        </table:table-row>
        <table:table-row table:style-name="ro1">
          <table:table-cell office:value-type="string" calcext:value-type="string">
            <text:p>./label_on_partition.dita</text:p>
          </table:table-cell>
        </table:table-row>
        <table:table-row table:style-name="ro1">
          <table:table-cell office:value-type="string" calcext:value-type="string">
            <text:p>./lb_defs_networkgroups.dita</text:p>
          </table:table-cell>
        </table:table-row>
        <table:table-row table:style-name="ro1">
          <table:table-cell office:value-type="string" calcext:value-type="string">
            <text:p>./lbaas_admin.dita</text:p>
          </table:table-cell>
        </table:table-row>
        <table:table-row table:style-name="ro1">
          <table:table-cell office:value-type="string" calcext:value-type="string">
            <text:p>./lbaas_dashboard.dita</text:p>
          </table:table-cell>
        </table:table-row>
        <table:table-row table:style-name="ro1">
          <table:table-cell office:value-type="string" calcext:value-type="string">
            <text:p>./lbaas_heat.dita</text:p>
          </table:table-cell>
        </table:table-row>
        <table:table-row table:style-name="ro1">
          <table:table-cell office:value-type="string" calcext:value-type="string">
            <text:p>./lbaas.dita</text:p>
          </table:table-cell>
        </table:table-row>
        <table:table-row table:style-name="ro1">
          <table:table-cell office:value-type="string" calcext:value-type="string">
            <text:p>./live_migration.dita</text:p>
          </table:table-cell>
        </table:table-row>
        <table:table-row table:style-name="ro1">
          <table:table-cell office:value-type="string" calcext:value-type="string">
            <text:p>./lm_scan_metering.dita</text:p>
          </table:table-cell>
        </table:table-row>
        <table:table-row table:style-name="ro1">
          <table:table-cell office:value-type="string" calcext:value-type="string">
            <text:p>./load_balancer_definitions.dita</text:p>
          </table:table-cell>
        </table:table-row>
        <table:table-row table:style-name="ro1">
          <table:table-cell office:value-type="string" calcext:value-type="string">
            <text:p>./load_balancers.dita</text:p>
          </table:table-cell>
        </table:table-row>
        <table:table-row table:style-name="ro1">
          <table:table-cell office:value-type="string" calcext:value-type="string">
            <text:p>./loadbalancers.dita</text:p>
          </table:table-cell>
        </table:table-row>
        <table:table-row table:style-name="ro1">
          <table:table-cell office:value-type="string" calcext:value-type="string">
            <text:p>./localizing_inputmodel.dita</text:p>
          </table:table-cell>
        </table:table-row>
        <table:table-row table:style-name="ro1">
          <table:table-cell office:value-type="string" calcext:value-type="string">
            <text:p>./logging.dita</text:p>
          </table:table-cell>
        </table:table-row>
        <table:table-row table:style-name="ro1">
          <table:table-cell office:value-type="string" calcext:value-type="string">
            <text:p>./manage_compute_instances.dita</text:p>
          </table:table-cell>
        </table:table-row>
        <table:table-row table:style-name="ro1">
          <table:table-cell office:value-type="string" calcext:value-type="string">
            <text:p>./manage_logs.dita</text:p>
          </table:table-cell>
        </table:table-row>
        <table:table-row table:style-name="ro1">
          <table:table-cell office:value-type="string" calcext:value-type="string">
            <text:p>./managing_blockstorage_ceph.dita</text:p>
          </table:table-cell>
        </table:table-row>
        <table:table-row table:style-name="ro1">
          <table:table-cell office:value-type="string" calcext:value-type="string">
            <text:p>./managing_blockstorage_cinder.dita</text:p>
          </table:table-cell>
        </table:table-row>
        <table:table-row table:style-name="ro1">
          <table:table-cell office:value-type="string" calcext:value-type="string">
            <text:p>./managing_blockstorage.dita</text:p>
          </table:table-cell>
        </table:table-row>
        <table:table-row table:style-name="ro1">
          <table:table-cell office:value-type="string" calcext:value-type="string">
            <text:p>./managing_cinder_volumebackup_services.dita</text:p>
          </table:table-cell>
        </table:table-row>
        <table:table-row table:style-name="ro1">
          <table:table-cell office:value-type="string" calcext:value-type="string">
            <text:p>./managing_compute.dita</text:p>
          </table:table-cell>
        </table:table-row>
        <table:table-row table:style-name="ro1">
          <table:table-cell office:value-type="string" calcext:value-type="string">
            <text:p>./managing_dashboards.dita</text:p>
          </table:table-cell>
        </table:table-row>
        <table:table-row table:style-name="ro1">
          <table:table-cell office:value-type="string" calcext:value-type="string">
            <text:p>./managing_esx.dita</text:p>
          </table:table-cell>
        </table:table-row>
        <table:table-row table:style-name="ro1">
          <table:table-cell office:value-type="string" calcext:value-type="string">
            <text:p>./managing_identity.dita</text:p>
          </table:table-cell>
        </table:table-row>
        <table:table-row table:style-name="ro1">
          <table:table-cell office:value-type="string" calcext:value-type="string">
            <text:p>./managing_notificationmethods.dita</text:p>
          </table:table-cell>
        </table:table-row>
        <table:table-row table:style-name="ro1">
          <table:table-cell office:value-type="string" calcext:value-type="string">
            <text:p>./managing_objectstorage_swift.dita</text:p>
          </table:table-cell>
        </table:table-row>
        <table:table-row table:style-name="ro1">
          <table:table-cell office:value-type="string" calcext:value-type="string">
            <text:p>./managing_objectstorage.dita</text:p>
          </table:table-cell>
        </table:table-row>
        <table:table-row table:style-name="ro1">
          <table:table-cell office:value-type="string" calcext:value-type="string">
            <text:p>./managing_orchestration.dita</text:p>
          </table:table-cell>
        </table:table-row>
        <table:table-row table:style-name="ro1">
          <table:table-cell office:value-type="string" calcext:value-type="string">
            <text:p>./managing_quotas.dita</text:p>
          </table:table-cell>
        </table:table-row>
        <table:table-row table:style-name="ro1">
          <table:table-cell office:value-type="string" calcext:value-type="string">
            <text:p>./managing_services.dita</text:p>
          </table:table-cell>
        </table:table-row>
        <table:table-row table:style-name="ro1">
          <table:table-cell office:value-type="string" calcext:value-type="string">
            <text:p>./managing_telemetry.dita</text:p>
          </table:table-cell>
        </table:table-row>
        <table:table-row table:style-name="ro1">
          <table:table-cell office:value-type="string" calcext:value-type="string">
            <text:p>./memory_sizing_vms.dita</text:p>
          </table:table-cell>
        </table:table-row>
        <table:table-row table:style-name="ro1">
          <table:table-cell office:value-type="string" calcext:value-type="string">
            <text:p>./memorymodels.dita</text:p>
          </table:table-cell>
        </table:table-row>
        <table:table-row table:style-name="ro1">
          <table:table-cell office:value-type="string" calcext:value-type="string">
            <text:p>./metering_apis.dita</text:p>
          </table:table-cell>
        </table:table-row>
        <table:table-row table:style-name="ro1">
          <table:table-cell office:value-type="string" calcext:value-type="string">
            <text:p>./metering_bestpractice.dita</text:p>
          </table:table-cell>
        </table:table-row>
        <table:table-row table:style-name="ro1">
          <table:table-cell office:value-type="string" calcext:value-type="string">
            <text:p>./metering_concepts.dita</text:p>
          </table:table-cell>
        </table:table-row>
        <table:table-row table:style-name="ro1">
          <table:table-cell office:value-type="string" calcext:value-type="string">
            <text:p>./metering_failover_ha.dita</text:p>
          </table:table-cell>
        </table:table-row>
        <table:table-row table:style-name="ro1">
          <table:table-cell office:value-type="string" calcext:value-type="string">
            <text:p>./metering_metertypes.dita</text:p>
          </table:table-cell>
        </table:table-row>
        <table:table-row table:style-name="ro1">
          <table:table-cell office:value-type="string" calcext:value-type="string">
            <text:p>./metering_newfunctions.dita</text:p>
          </table:table-cell>
        </table:table-row>
        <table:table-row table:style-name="ro1">
          <table:table-cell office:value-type="string" calcext:value-type="string">
            <text:p>./metering_notifications.dita</text:p>
          </table:table-cell>
        </table:table-row>
        <table:table-row table:style-name="ro1">
          <table:table-cell office:value-type="string" calcext:value-type="string">
            <text:p>./metering_overview.dita</text:p>
          </table:table-cell>
        </table:table-row>
        <table:table-row table:style-name="ro1">
          <table:table-cell office:value-type="string" calcext:value-type="string">
            <text:p>./metering_rbac.dita</text:p>
          </table:table-cell>
        </table:table-row>
        <table:table-row table:style-name="ro1">
          <table:table-cell office:value-type="string" calcext:value-type="string">
            <text:p>./metering_reconfig.dita</text:p>
          </table:table-cell>
        </table:table-row>
        <table:table-row table:style-name="ro1">
          <table:table-cell office:value-type="string" calcext:value-type="string">
            <text:p>./metering_samples.dita</text:p>
          </table:table-cell>
        </table:table-row>
        <table:table-row table:style-name="ro1">
          <table:table-cell office:value-type="string" calcext:value-type="string">
            <text:p>./metric_monitoring.dita</text:p>
          </table:table-cell>
        </table:table-row>
        <table:table-row table:style-name="ro1">
          <table:table-cell office:value-type="string" calcext:value-type="string">
            <text:p>./midscale_kvm_vsa.dita</text:p>
          </table:table-cell>
        </table:table-row>
        <table:table-row table:style-name="ro1">
          <table:table-cell office:value-type="string" calcext:value-type="string">
            <text:p>./mitaka_features.dita</text:p>
          </table:table-cell>
        </table:table-row>
        <table:table-row table:style-name="ro1">
          <table:table-cell office:value-type="string" calcext:value-type="string">
            <text:p>./modify_entryscale_kvm_vsa.dita</text:p>
          </table:table-cell>
        </table:table-row>
        <table:table-row table:style-name="ro1">
          <table:table-cell office:value-type="string" calcext:value-type="string">
            <text:p>./modify_swift_service_config_files.dita</text:p>
          </table:table-cell>
        </table:table-row>
        <table:table-row table:style-name="ro1">
          <table:table-cell office:value-type="string" calcext:value-type="string">
            <text:p>./monitoring_vcenter_clusters.dita</text:p>
          </table:table-cell>
        </table:table-row>
        <table:table-row table:style-name="ro1">
          <table:table-cell office:value-type="string" calcext:value-type="string">
            <text:p>./monitoring.dita</text:p>
          </table:table-cell>
        </table:table-row>
        <table:table-row table:style-name="ro1">
          <table:table-cell office:value-type="string" calcext:value-type="string">
            <text:p>./mtu.dita</text:p>
          </table:table-cell>
        </table:table-row>
        <table:table-row table:style-name="ro1">
          <table:table-cell office:value-type="string" calcext:value-type="string">
            <text:p>./multipath_boot_from_san.dita</text:p>
          </table:table-cell>
        </table:table-row>
        <table:table-row table:style-name="ro1">
          <table:table-cell office:value-type="string" calcext:value-type="string">
            <text:p>./multiple_control_planes.dita</text:p>
          </table:table-cell>
        </table:table-row>
        <table:table-row table:style-name="ro1">
          <table:table-cell office:value-type="string" calcext:value-type="string">
            <text:p>./my_dashboard_overview.dita</text:p>
          </table:table-cell>
        </table:table-row>
        <table:table-row table:style-name="ro1">
          <table:table-cell office:value-type="string" calcext:value-type="string">
            <text:p>./namegeneration.dita</text:p>
          </table:table-cell>
        </table:table-row>
        <table:table-row table:style-name="ro1">
          <table:table-cell office:value-type="string" calcext:value-type="string">
            <text:p>./net_info_yml.dita</text:p>
          </table:table-cell>
        </table:table-row>
        <table:table-row table:style-name="ro1">
          <table:table-cell office:value-type="string" calcext:value-type="string">
            <text:p>./network_esx_ovsvapp.dita</text:p>
          </table:table-cell>
        </table:table-row>
        <table:table-row table:style-name="ro1">
          <table:table-cell office:value-type="string" calcext:value-type="string">
            <text:p>./network_interfaces_device.dita</text:p>
          </table:table-cell>
        </table:table-row>
        <table:table-row table:style-name="ro1">
          <table:table-cell office:value-type="string" calcext:value-type="string">
            <text:p>./network_interfaces.dita</text:p>
          </table:table-cell>
        </table:table-row>
        <table:table-row table:style-name="ro1">
          <table:table-cell office:value-type="string" calcext:value-type="string">
            <text:p>./network_topology_yml.dita</text:p>
          </table:table-cell>
        </table:table-row>
        <table:table-row table:style-name="ro1">
          <table:table-cell office:value-type="string" calcext:value-type="string">
            <text:p>./networkgroups.dita</text:p>
          </table:table-cell>
        </table:table-row>
        <table:table-row table:style-name="ro1">
          <table:table-cell office:value-type="string" calcext:value-type="string">
            <text:p>./networking_overview.dita</text:p>
          </table:table-cell>
        </table:table-row>
        <table:table-row table:style-name="ro1">
          <table:table-cell office:value-type="string" calcext:value-type="string">
            <text:p>./networking.dita</text:p>
          </table:table-cell>
        </table:table-row>
        <table:table-row table:style-name="ro1">
          <table:table-cell office:value-type="string" calcext:value-type="string">
            <text:p>./networkroutevalidation.dita</text:p>
          </table:table-cell>
        </table:table-row>
        <table:table-row table:style-name="ro1">
          <table:table-cell office:value-type="string" calcext:value-type="string">
            <text:p>./networks.dita</text:p>
          </table:table-cell>
        </table:table-row>
        <table:table-row table:style-name="ro1">
          <table:table-cell office:value-type="string" calcext:value-type="string">
            <text:p>./networktags.dita</text:p>
          </table:table-cell>
        </table:table-row>
        <table:table-row table:style-name="ro1">
          <table:table-cell office:value-type="string" calcext:value-type="string">
            <text:p>./neutron_configuration_data.dita</text:p>
          </table:table-cell>
        </table:table-row>
        <table:table-row table:style-name="ro1">
          <table:table-cell office:value-type="string" calcext:value-type="string">
            <text:p>./neutron_network_tags.dita</text:p>
          </table:table-cell>
        </table:table-row>
        <table:table-row table:style-name="ro1">
          <table:table-cell office:value-type="string" calcext:value-type="string">
            <text:p>./neutron_provider_networks.dita</text:p>
          </table:table-cell>
        </table:table-row>
        <table:table-row table:style-name="ro1">
          <table:table-cell office:value-type="string" calcext:value-type="string">
            <text:p>./neutron-external-networks.dita</text:p>
          </table:table-cell>
        </table:table-row>
        <table:table-row table:style-name="ro1">
          <table:table-cell office:value-type="string" calcext:value-type="string">
            <text:p>./neutron-provider-networks.dita</text:p>
          </table:table-cell>
        </table:table-row>
        <table:table-row table:style-name="ro1">
          <table:table-cell office:value-type="string" calcext:value-type="string">
            <text:p>./nicmapping.dita</text:p>
          </table:table-cell>
        </table:table-row>
        <table:table-row table:style-name="ro1">
          <table:table-cell office:value-type="string" calcext:value-type="string">
            <text:p>./nicmappings_vms.dita</text:p>
          </table:table-cell>
        </table:table-row>
        <table:table-row table:style-name="ro1">
          <table:table-cell office:value-type="string" calcext:value-type="string">
            <text:p>./nicmappings.dita</text:p>
          </table:table-cell>
        </table:table-row>
        <table:table-row table:style-name="ro1">
          <table:table-cell office:value-type="string" calcext:value-type="string">
            <text:p>./node_cleaning.dita</text:p>
          </table:table-cell>
        </table:table-row>
        <table:table-row table:style-name="ro1">
          <table:table-cell office:value-type="string" calcext:value-type="string">
            <text:p>./node_config.dita</text:p>
          </table:table-cell>
        </table:table-row>
        <table:table-row table:style-name="ro1">
          <table:table-cell office:value-type="string" calcext:value-type="string">
            <text:p>./noops_driver.dita</text:p>
          </table:table-cell>
        </table:table-row>
        <table:table-row table:style-name="ro1">
          <table:table-cell office:value-type="string" calcext:value-type="string">
            <text:p>./notification_methods.dita</text:p>
          </table:table-cell>
        </table:table-row>
        <table:table-row table:style-name="ro1">
          <table:table-cell office:value-type="string" calcext:value-type="string">
            <text:p>./objectstorage_index.dita</text:p>
          </table:table-cell>
        </table:table-row>
        <table:table-row table:style-name="ro1">
          <table:table-cell office:value-type="string" calcext:value-type="string">
            <text:p>./objectstorage_nodes.dita</text:p>
          </table:table-cell>
        </table:table-row>
        <table:table-row table:style-name="ro1">
          <table:table-cell office:value-type="string" calcext:value-type="string">
            <text:p>./objectstorage_overview.dita</text:p>
          </table:table-cell>
        </table:table-row>
        <table:table-row table:style-name="ro1">
          <table:table-cell office:value-type="string" calcext:value-type="string">
            <text:p>./octavia_admin.dita</text:p>
          </table:table-cell>
        </table:table-row>
        <table:table-row table:style-name="ro1">
          <table:table-cell office:value-type="string" calcext:value-type="string">
            <text:p>./operations_index.dita</text:p>
          </table:table-cell>
        </table:table-row>
        <table:table-row table:style-name="ro1">
          <table:table-cell office:value-type="string" calcext:value-type="string">
            <text:p>./operations_overview.dita</text:p>
          </table:table-cell>
        </table:table-row>
        <table:table-row table:style-name="ro1">
          <table:table-cell office:value-type="string" calcext:value-type="string">
            <text:p>./ops_dashboard_overview.dita</text:p>
          </table:table-cell>
        </table:table-row>
        <table:table-row table:style-name="ro1">
          <table:table-cell office:value-type="string" calcext:value-type="string">
            <text:p>./opsconsole_dashboard.dita</text:p>
          </table:table-cell>
        </table:table-row>
        <table:table-row table:style-name="ro1">
          <table:table-cell office:value-type="string" calcext:value-type="string">
            <text:p>./OpsConsole_manage_swift.dita</text:p>
          </table:table-cell>
        </table:table-row>
        <table:table-row table:style-name="ro1">
          <table:table-cell office:value-type="string" calcext:value-type="string">
            <text:p>./opsconsole_overview.dita</text:p>
          </table:table-cell>
        </table:table-row>
        <table:table-row table:style-name="ro1">
          <table:table-cell office:value-type="string" calcext:value-type="string">
            <text:p>./othertopics.dita</text:p>
          </table:table-cell>
        </table:table-row>
        <table:table-row table:style-name="ro1">
          <table:table-cell office:value-type="string" calcext:value-type="string">
            <text:p>./overview.dita</text:p>
          </table:table-cell>
        </table:table-row>
        <table:table-row table:style-name="ro1">
          <table:table-cell office:value-type="string" calcext:value-type="string">
            <text:p>./passthrough.dita</text:p>
          </table:table-cell>
        </table:table-row>
        <table:table-row table:style-name="ro1">
          <table:table-cell office:value-type="string" calcext:value-type="string">
            <text:p>./password_change_yml.dita</text:p>
          </table:table-cell>
        </table:table-row>
        <table:table-row table:style-name="ro1">
          <table:table-cell office:value-type="string" calcext:value-type="string">
            <text:p>./pdf30.dita</text:p>
          </table:table-cell>
        </table:table-row>
        <table:table-row table:style-name="ro1">
          <table:table-cell office:value-type="string" calcext:value-type="string">
            <text:p>./persisteddata.dita</text:p>
          </table:table-cell>
        </table:table-row>
        <table:table-row table:style-name="ro1">
          <table:table-cell office:value-type="string" calcext:value-type="string">
            <text:p>./planning_index.dita</text:p>
          </table:table-cell>
        </table:table-row>
        <table:table-row table:style-name="ro1">
          <table:table-cell office:value-type="string" calcext:value-type="string">
            <text:p>./planning_preinstall.dita</text:p>
          </table:table-cell>
        </table:table-row>
        <table:table-row table:style-name="ro1">
          <table:table-cell office:value-type="string" calcext:value-type="string">
            <text:p>./post_install_overview.dita</text:p>
          </table:table-cell>
        </table:table-row>
        <table:table-row table:style-name="ro1">
          <table:table-cell office:value-type="string" calcext:value-type="string">
            <text:p>./postinstall_tasks.dita</text:p>
          </table:table-cell>
        </table:table-row>
        <table:table-row table:style-name="ro1">
          <table:table-cell office:value-type="string" calcext:value-type="string">
            <text:p>./preinstall_checklist.dita</text:p>
          </table:table-cell>
        </table:table-row>
        <table:table-row table:style-name="ro1">
          <table:table-cell office:value-type="string" calcext:value-type="string">
            <text:p>./preinstall_config.dita</text:p>
          </table:table-cell>
        </table:table-row>
        <table:table-row table:style-name="ro1">
          <table:table-cell office:value-type="string" calcext:value-type="string">
            <text:p>./preinstall_overview.dita</text:p>
          </table:table-cell>
        </table:table-row>
        <table:table-row table:style-name="ro1">
          <table:table-cell office:value-type="string" calcext:value-type="string">
            <text:p>./prepare_deploy_cloud_controllers.dita</text:p>
          </table:table-cell>
        </table:table-row>
        <table:table-row table:style-name="ro1">
          <table:table-cell office:value-type="string" calcext:value-type="string">
            <text:p>./prepare_deploy_esx_cloud_ovsvapp.dita</text:p>
          </table:table-cell>
        </table:table-row>
        <table:table-row table:style-name="ro1">
          <table:table-cell office:value-type="string" calcext:value-type="string">
            <text:p>./private_data_metadata_yml.dita</text:p>
          </table:table-cell>
        </table:table-row>
        <table:table-row table:style-name="ro1">
          <table:table-cell office:value-type="string" calcext:value-type="string">
            <text:p>./procedure_to_deploy_esx_cloud.dita</text:p>
          </table:table-cell>
        </table:table-row>
        <table:table-row table:style-name="ro1">
          <table:table-cell office:value-type="string" calcext:value-type="string">
            <text:p>./provisioning_rhel.dita</text:p>
          </table:table-cell>
        </table:table-row>
        <table:table-row table:style-name="ro1">
          <table:table-cell office:value-type="string" calcext:value-type="string">
            <text:p>./qemu_save_folder_move.dita</text:p>
          </table:table-cell>
        </table:table-row>
        <table:table-row table:style-name="ro1">
          <table:table-cell office:value-type="string" calcext:value-type="string">
            <text:p>./quickstart_guide.dita</text:p>
          </table:table-cell>
        </table:table-row>
        <table:table-row table:style-name="ro1">
          <table:table-cell office:value-type="string" calcext:value-type="string">
            <text:p>./rbac.dita</text:p>
          </table:table-cell>
        </table:table-row>
        <table:table-row table:style-name="ro1">
          <table:table-cell office:value-type="string" calcext:value-type="string">
            <text:p>./rebalanced_explained.dita</text:p>
          </table:table-cell>
        </table:table-row>
        <table:table-row table:style-name="ro1">
          <table:table-cell office:value-type="string" calcext:value-type="string">
            <text:p>./reboot_cloud_down.dita</text:p>
          </table:table-cell>
        </table:table-row>
        <table:table-row table:style-name="ro1">
          <table:table-cell office:value-type="string" calcext:value-type="string">
            <text:p>./reboot_cloud_rolling.dita</text:p>
          </table:table-cell>
        </table:table-row>
        <table:table-row table:style-name="ro1">
          <table:table-cell office:value-type="string" calcext:value-type="string">
            <text:p>./reboot_rados_node.dita</text:p>
          </table:table-cell>
        </table:table-row>
        <table:table-row table:style-name="ro1">
          <table:table-cell office:value-type="string" calcext:value-type="string">
            <text:p>./recommended_hardware_minimums.dita</text:p>
          </table:table-cell>
        </table:table-row>
        <table:table-row table:style-name="ro1">
          <table:table-cell office:value-type="string" calcext:value-type="string">
            <text:p>./recommended-hardware-minimums.dita</text:p>
          </table:table-cell>
        </table:table-row>
        <table:table-row table:style-name="ro1">
          <table:table-cell office:value-type="string" calcext:value-type="string">
            <text:p>./reconfigure_ceph_services.dita</text:p>
          </table:table-cell>
        </table:table-row>
        <table:table-row table:style-name="ro1">
          <table:table-cell office:value-type="string" calcext:value-type="string">
            <text:p>./reconfigure_vsa_verb_add_extra_disk.dita</text:p>
          </table:table-cell>
        </table:table-row>
        <table:table-row table:style-name="ro1">
          <table:table-cell office:value-type="string" calcext:value-type="string">
            <text:p>./reconfigure_vsa_verb_add_remove_extra_disk.dita</text:p>
          </table:table-cell>
        </table:table-row>
        <table:table-row table:style-name="ro1">
          <table:table-cell office:value-type="string" calcext:value-type="string">
            <text:p>./recover_compute_node.dita</text:p>
          </table:table-cell>
        </table:table-row>
        <table:table-row table:style-name="ro1">
          <table:table-cell office:value-type="string" calcext:value-type="string">
            <text:p>./recover_swift_node.dita</text:p>
          </table:table-cell>
        </table:table-row>
        <table:table-row table:style-name="ro1">
          <table:table-cell office:value-type="string" calcext:value-type="string">
            <text:p>./recover_vertica.dita</text:p>
          </table:table-cell>
        </table:table-row>
        <table:table-row table:style-name="ro1">
          <table:table-cell office:value-type="string" calcext:value-type="string">
            <text:p>./recovering_builder_file.dita</text:p>
          </table:table-cell>
        </table:table-row>
        <table:table-row table:style-name="ro1">
          <table:table-cell office:value-type="string" calcext:value-type="string">
            <text:p>./recovering_controller_nodes.dita</text:p>
          </table:table-cell>
        </table:table-row>
        <table:table-row table:style-name="ro1">
          <table:table-cell office:value-type="string" calcext:value-type="string">
            <text:p>./region_topology_yml.dita</text:p>
          </table:table-cell>
        </table:table-row>
        <table:table-row table:style-name="ro1">
          <table:table-cell office:value-type="string" calcext:value-type="string">
            <text:p>./regions.dita</text:p>
          </table:table-cell>
        </table:table-row>
        <table:table-row table:style-name="ro1">
          <table:table-cell office:value-type="string" calcext:value-type="string">
            <text:p>./releasenotes50.dita</text:p>
          </table:table-cell>
        </table:table-row>
        <table:table-row table:style-name="ro1">
          <table:table-cell office:value-type="string" calcext:value-type="string">
            <text:p>./remove_ceph_rados_node.dita</text:p>
          </table:table-cell>
        </table:table-row>
        <table:table-row table:style-name="ro1">
          <table:table-cell office:value-type="string" calcext:value-type="string">
            <text:p>./remove_compute_node.dita</text:p>
          </table:table-cell>
        </table:table-row>
        <table:table-row table:style-name="ro1">
          <table:table-cell office:value-type="string" calcext:value-type="string">
            <text:p>./remove_existing_cluster_compute_resource_pool.dita</text:p>
          </table:table-cell>
        </table:table-row>
        <table:table-row table:style-name="ro1">
          <table:table-cell office:value-type="string" calcext:value-type="string">
            <text:p>./remove_monitor_node.dita</text:p>
          </table:table-cell>
        </table:table-row>
        <table:table-row table:style-name="ro1">
          <table:table-cell office:value-type="string" calcext:value-type="string">
            <text:p>./remove_osd_datadisk.dita</text:p>
          </table:table-cell>
        </table:table-row>
        <table:table-row table:style-name="ro1">
          <table:table-cell office:value-type="string" calcext:value-type="string">
            <text:p>./remove_osd_node.dita</text:p>
          </table:table-cell>
        </table:table-row>
        <table:table-row table:style-name="ro1">
          <table:table-cell office:value-type="string" calcext:value-type="string">
            <text:p>./remove_vsa_node.dita</text:p>
          </table:table-cell>
        </table:table-row>
        <table:table-row table:style-name="ro1">
          <table:table-cell office:value-type="string" calcext:value-type="string">
            <text:p>./removing_esx_host_from_cluster.dita</text:p>
          </table:table-cell>
        </table:table-row>
        <table:table-row table:style-name="ro1">
          <table:table-cell office:value-type="string" calcext:value-type="string">
            <text:p>./removing_swift_node.dita</text:p>
          </table:table-cell>
        </table:table-row>
        <table:table-row table:style-name="ro1">
          <table:table-cell office:value-type="string" calcext:value-type="string">
            <text:p>./replace_ceph_monitor_node.dita</text:p>
          </table:table-cell>
        </table:table-row>
        <table:table-row table:style-name="ro1">
          <table:table-cell office:value-type="string" calcext:value-type="string">
            <text:p>./replace_ceph_osd_node.dita</text:p>
          </table:table-cell>
        </table:table-row>
        <table:table-row table:style-name="ro1">
          <table:table-cell office:value-type="string" calcext:value-type="string">
            <text:p>./replace_controller.dita</text:p>
          </table:table-cell>
        </table:table-row>
        <table:table-row table:style-name="ro1">
          <table:table-cell office:value-type="string" calcext:value-type="string">
            <text:p>./replace_osd_datadisk.dita</text:p>
          </table:table-cell>
        </table:table-row>
        <table:table-row table:style-name="ro1">
          <table:table-cell office:value-type="string" calcext:value-type="string">
            <text:p>./replace_osd_journaldisk.dita</text:p>
          </table:table-cell>
        </table:table-row>
        <table:table-row table:style-name="ro1">
          <table:table-cell office:value-type="string" calcext:value-type="string">
            <text:p>./replace_osd_osdisk.dita</text:p>
          </table:table-cell>
        </table:table-row>
        <table:table-row table:style-name="ro1">
          <table:table-cell office:value-type="string" calcext:value-type="string">
            <text:p>./replacing_drives_swift_node.dita</text:p>
          </table:table-cell>
        </table:table-row>
        <table:table-row table:style-name="ro1">
          <table:table-cell office:value-type="string" calcext:value-type="string">
            <text:p>./replacing_swift_node.dita</text:p>
          </table:table-cell>
        </table:table-row>
        <table:table-row table:style-name="ro1">
          <table:table-cell office:value-type="string" calcext:value-type="string">
            <text:p>./resources.dita</text:p>
          </table:table-cell>
        </table:table-row>
        <table:table-row table:style-name="ro1">
          <table:table-cell office:value-type="string" calcext:value-type="string">
            <text:p>./restart_ceph_rados.dita</text:p>
          </table:table-cell>
        </table:table-row>
        <table:table-row table:style-name="ro1">
          <table:table-cell office:value-type="string" calcext:value-type="string">
            <text:p>./restart_ceph.dita</text:p>
          </table:table-cell>
        </table:table-row>
        <table:table-row table:style-name="ro1">
          <table:table-cell office:value-type="string" calcext:value-type="string">
            <text:p>./restart_controller.dita</text:p>
          </table:table-cell>
        </table:table-row>
        <table:table-row table:style-name="ro1">
          <table:table-cell office:value-type="string" calcext:value-type="string">
            <text:p>./restart_deploy_from_scratch.dita</text:p>
          </table:table-cell>
        </table:table-row>
        <table:table-row table:style-name="ro1">
          <table:table-cell office:value-type="string" calcext:value-type="string">
            <text:p>./restarting_nodes.dita</text:p>
          </table:table-cell>
        </table:table-row>
        <table:table-row table:style-name="ro1">
          <table:table-cell office:value-type="string" calcext:value-type="string">
            <text:p>./retrieve_adminpassword.dita</text:p>
          </table:table-cell>
        </table:table-row>
        <table:table-row table:style-name="ro1">
          <table:table-cell office:value-type="string" calcext:value-type="string">
            <text:p>./rhel_compute_model.dita</text:p>
          </table:table-cell>
        </table:table-row>
        <table:table-row table:style-name="ro1">
          <table:table-cell office:value-type="string" calcext:value-type="string">
            <text:p>./rhel_overview.dita</text:p>
          </table:table-cell>
        </table:table-row>
        <table:table-row table:style-name="ro1">
          <table:table-cell office:value-type="string" calcext:value-type="string">
            <text:p>./rhel_preinstall.dita</text:p>
          </table:table-cell>
        </table:table-row>
        <table:table-row table:style-name="ro1">
          <table:table-cell office:value-type="string" calcext:value-type="string">
            <text:p>./rhel_support.dita</text:p>
          </table:table-cell>
        </table:table-row>
        <table:table-row table:style-name="ro1">
          <table:table-cell office:value-type="string" calcext:value-type="string">
            <text:p>./rhel_toc.dita</text:p>
          </table:table-cell>
        </table:table-row>
        <table:table-row table:style-name="ro1">
          <table:table-cell office:value-type="string" calcext:value-type="string">
            <text:p>./ring_management.dita</text:p>
          </table:table-cell>
        </table:table-row>
        <table:table-row table:style-name="ro1">
          <table:table-cell office:value-type="string" calcext:value-type="string">
            <text:p>./ring_specifications.dita</text:p>
          </table:table-cell>
        </table:table-row>
        <table:table-row table:style-name="ro1">
          <table:table-cell office:value-type="string" calcext:value-type="string">
            <text:p>./rn_content-jira_1688.dita</text:p>
          </table:table-cell>
        </table:table-row>
        <table:table-row table:style-name="ro1">
          <table:table-cell office:value-type="string" calcext:value-type="string">
            <text:p>./route_info_yml.dita</text:p>
          </table:table-cell>
        </table:table-row>
        <table:table-row table:style-name="ro1">
          <table:table-cell office:value-type="string" calcext:value-type="string">
            <text:p>./rule.dita</text:p>
          </table:table-cell>
        </table:table-row>
        <table:table-row table:style-name="ro1">
          <table:table-cell office:value-type="string" calcext:value-type="string">
            <text:p>./safe_rebalance_deploy_ring.dita</text:p>
          </table:table-cell>
        </table:table-row>
        <table:table-row table:style-name="ro1">
          <table:table-cell office:value-type="string" calcext:value-type="string">
            <text:p>./scale_config_changes.dita</text:p>
          </table:table-cell>
        </table:table-row>
        <table:table-row table:style-name="ro1">
          <table:table-cell office:value-type="string" calcext:value-type="string">
            <text:p>./security_overview.dita</text:p>
          </table:table-cell>
        </table:table-row>
        <table:table-row table:style-name="ro1">
          <table:table-cell office:value-type="string" calcext:value-type="string">
            <text:p>./server_info_yml.dita</text:p>
          </table:table-cell>
        </table:table-row>
        <table:table-row table:style-name="ro1">
          <table:table-cell office:value-type="string" calcext:value-type="string">
            <text:p>./serverallocation.dita</text:p>
          </table:table-cell>
        </table:table-row>
        <table:table-row table:style-name="ro1">
          <table:table-cell office:value-type="string" calcext:value-type="string">
            <text:p>./servergroups_failurezones.dita</text:p>
          </table:table-cell>
        </table:table-row>
        <table:table-row table:style-name="ro1">
          <table:table-cell office:value-type="string" calcext:value-type="string">
            <text:p>./servergroups_networks.dita</text:p>
          </table:table-cell>
        </table:table-row>
        <table:table-row table:style-name="ro1">
          <table:table-cell office:value-type="string" calcext:value-type="string">
            <text:p>./servergroups.dita</text:p>
          </table:table-cell>
        </table:table-row>
        <table:table-row table:style-name="ro1">
          <table:table-cell office:value-type="string" calcext:value-type="string">
            <text:p>./servernetworkselection.dita</text:p>
          </table:table-cell>
        </table:table-row>
        <table:table-row table:style-name="ro1">
          <table:table-cell office:value-type="string" calcext:value-type="string">
            <text:p>./serverroles.dita</text:p>
          </table:table-cell>
        </table:table-row>
        <table:table-row table:style-name="ro1">
          <table:table-cell office:value-type="string" calcext:value-type="string">
            <text:p>./servers.dita</text:p>
          </table:table-cell>
        </table:table-row>
        <table:table-row table:style-name="ro1">
          <table:table-cell office:value-type="string" calcext:value-type="string">
            <text:p>./service_info_yml.dita</text:p>
          </table:table-cell>
        </table:table-row>
        <table:table-row table:style-name="ro1">
          <table:table-cell office:value-type="string" calcext:value-type="string">
            <text:p>./service_topology_yml.dita</text:p>
          </table:table-cell>
        </table:table-row>
        <table:table-row table:style-name="ro1">
          <table:table-cell office:value-type="string" calcext:value-type="string">
            <text:p>./services_components.dita</text:p>
          </table:table-cell>
        </table:table-row>
        <table:table-row table:style-name="ro1">
          <table:table-cell office:value-type="string" calcext:value-type="string">
            <text:p>./services.dita</text:p>
          </table:table-cell>
        </table:table-row>
        <table:table-row table:style-name="ro1">
          <table:table-cell office:value-type="string" calcext:value-type="string">
            <text:p>./shared_node_recovery.dita</text:p>
          </table:table-cell>
        </table:table-row>
        <table:table-row table:style-name="ro1">
          <table:table-cell office:value-type="string" calcext:value-type="string">
            <text:p>./sles_compute_model.dita</text:p>
          </table:table-cell>
        </table:table-row>
        <table:table-row table:style-name="ro1">
          <table:table-cell office:value-type="string" calcext:value-type="string">
            <text:p>./standalone_deployer.dita</text:p>
          </table:table-cell>
        </table:table-row>
        <table:table-row table:style-name="ro1">
          <table:table-cell office:value-type="string" calcext:value-type="string">
            <text:p>./standalonedeployer.dita</text:p>
          </table:table-cell>
        </table:table-row>
        <table:table-row table:style-name="ro1">
          <table:table-cell office:value-type="string" calcext:value-type="string">
            <text:p>./start_stop_services.dita</text:p>
          </table:table-cell>
        </table:table-row>
        <table:table-row table:style-name="ro1">
          <table:table-cell office:value-type="string" calcext:value-type="string">
            <text:p>./storage_maintenance.dita</text:p>
          </table:table-cell>
        </table:table-row>
        <table:table-row table:style-name="ro1">
          <table:table-cell office:value-type="string" calcext:value-type="string">
            <text:p>./storage_policies.dita</text:p>
          </table:table-cell>
        </table:table-row>
        <table:table-row table:style-name="ro1">
          <table:table-cell office:value-type="string" calcext:value-type="string">
            <text:p>./swift_cli.dita</text:p>
          </table:table-cell>
        </table:table-row>
        <table:table-row table:style-name="ro1">
          <table:table-cell office:value-type="string" calcext:value-type="string">
            <text:p>./swift_container_sync.dita</text:p>
          </table:table-cell>
        </table:table-row>
        <table:table-row table:style-name="ro1">
          <table:table-cell office:value-type="string" calcext:value-type="string">
            <text:p>./swift_device_groups.dita</text:p>
          </table:table-cell>
        </table:table-row>
        <table:table-row table:style-name="ro1">
          <table:table-cell office:value-type="string" calcext:value-type="string">
            <text:p>./swift_dispersion_report.dita</text:p>
          </table:table-cell>
        </table:table-row>
        <table:table-row table:style-name="ro1">
          <table:table-cell office:value-type="string" calcext:value-type="string">
            <text:p>./swift_examples.dita</text:p>
          </table:table-cell>
        </table:table-row>
        <table:table-row table:style-name="ro1">
          <table:table-cell office:value-type="string" calcext:value-type="string">
            <text:p>./swift_input_model.dita</text:p>
          </table:table-cell>
        </table:table-row>
        <table:table-row table:style-name="ro1">
          <table:table-cell office:value-type="string" calcext:value-type="string">
            <text:p>./swift_min_part_hours.dita</text:p>
          </table:table-cell>
        </table:table-row>
        <table:table-row table:style-name="ro1">
          <table:table-cell office:value-type="string" calcext:value-type="string">
            <text:p>./swift_node_maintenance.dita</text:p>
          </table:table-cell>
        </table:table-row>
        <table:table-row table:style-name="ro1">
          <table:table-cell office:value-type="string" calcext:value-type="string">
            <text:p>./swift_ring_mgmt.dita</text:p>
          </table:table-cell>
        </table:table-row>
        <table:table-row table:style-name="ro1">
          <table:table-cell office:value-type="string" calcext:value-type="string">
            <text:p>./swift_weight_attribute.dita</text:p>
          </table:table-cell>
        </table:table-row>
        <table:table-row table:style-name="ro1">
          <table:table-cell office:value-type="string" calcext:value-type="string">
            <text:p>./swift_zones.dita</text:p>
          </table:table-cell>
        </table:table-row>
        <table:table-row table:style-name="ro1">
          <table:table-cell office:value-type="string" calcext:value-type="string">
            <text:p>./system_details.dita</text:p>
          </table:table-cell>
        </table:table-row>
        <table:table-row table:style-name="ro1">
          <table:table-cell office:value-type="string" calcext:value-type="string">
            <text:p>./system_maintenance.dita</text:p>
          </table:table-cell>
        </table:table-row>
        <table:table-row table:style-name="ro1">
          <table:table-cell office:value-type="string" calcext:value-type="string">
            <text:p>./test.dita</text:p>
          </table:table-cell>
        </table:table-row>
        <table:table-row table:style-name="ro1">
          <table:table-cell office:value-type="string" calcext:value-type="string">
            <text:p>./third_party_service_integration.dita</text:p>
          </table:table-cell>
        </table:table-row>
        <table:table-row table:style-name="ro1">
          <table:table-cell office:value-type="string" calcext:value-type="string">
            <text:p>./thirdparty_driver_support.dita</text:p>
          </table:table-cell>
        </table:table-row>
        <table:table-row table:style-name="ro1">
          <table:table-cell office:value-type="string" calcext:value-type="string">
            <text:p>./tls_config.dita</text:p>
          </table:table-cell>
        </table:table-row>
        <table:table-row table:style-name="ro1">
          <table:table-cell office:value-type="string" calcext:value-type="string">
            <text:p>./tls_configCONTENT_DO_NOT_DELETE.dita</text:p>
          </table:table-cell>
        </table:table-row>
        <table:table-row table:style-name="ro1">
          <table:table-cell office:value-type="string" calcext:value-type="string">
            <text:p>./tls_overview.dita</text:p>
          </table:table-cell>
        </table:table-row>
        <table:table-row table:style-name="ro1">
          <table:table-cell office:value-type="string" calcext:value-type="string">
            <text:p>./troubleshooting_issues.dita</text:p>
          </table:table-cell>
        </table:table-row>
        <table:table-row table:style-name="ro1">
          <table:table-cell office:value-type="string" calcext:value-type="string">
            <text:p>./troubleshooting_sosreport.dita</text:p>
          </table:table-cell>
        </table:table-row>
        <table:table-row table:style-name="ro1">
          <table:table-cell office:value-type="string" calcext:value-type="string">
            <text:p>./troubleshooting_tls.dita</text:p>
          </table:table-cell>
        </table:table-row>
        <table:table-row table:style-name="ro1">
          <table:table-cell office:value-type="string" calcext:value-type="string">
            <text:p>./ts_blockstorage.dita</text:p>
          </table:table-cell>
        </table:table-row>
        <table:table-row table:style-name="ro1">
          <table:table-cell office:value-type="string" calcext:value-type="string">
            <text:p>./ts_bura.dita</text:p>
          </table:table-cell>
        </table:table-row>
        <table:table-row table:style-name="ro1">
          <table:table-cell office:value-type="string" calcext:value-type="string">
            <text:p>./ts_ceph.dita</text:p>
          </table:table-cell>
        </table:table-row>
        <table:table-row table:style-name="ro1">
          <table:table-cell office:value-type="string" calcext:value-type="string">
            <text:p>./ts_compute.dita</text:p>
          </table:table-cell>
        </table:table-row>
        <table:table-row table:style-name="ro1">
          <table:table-cell office:value-type="string" calcext:value-type="string">
            <text:p>./ts_controlplane.dita</text:p>
          </table:table-cell>
        </table:table-row>
        <table:table-row table:style-name="ro1">
          <table:table-cell office:value-type="string" calcext:value-type="string">
            <text:p>./ts_image.dita</text:p>
          </table:table-cell>
        </table:table-row>
        <table:table-row table:style-name="ro1">
          <table:table-cell office:value-type="string" calcext:value-type="string">
            <text:p>./ts_keymgmt.dita</text:p>
          </table:table-cell>
        </table:table-row>
        <table:table-row table:style-name="ro1">
          <table:table-cell office:value-type="string" calcext:value-type="string">
            <text:p>./ts_metering.dita</text:p>
          </table:table-cell>
        </table:table-row>
        <table:table-row table:style-name="ro1">
          <table:table-cell office:value-type="string" calcext:value-type="string">
            <text:p>./ts_rados.dita</text:p>
          </table:table-cell>
        </table:table-row>
        <table:table-row table:style-name="ro1">
          <table:table-cell office:value-type="string" calcext:value-type="string">
            <text:p>./ts_storage.dita</text:p>
          </table:table-cell>
        </table:table-row>
        <table:table-row table:style-name="ro1">
          <table:table-cell office:value-type="string" calcext:value-type="string">
            <text:p>./ts_swift.dita</text:p>
          </table:table-cell>
        </table:table-row>
        <table:table-row table:style-name="ro1">
          <table:table-cell office:value-type="string" calcext:value-type="string">
            <text:p>./ts_telemetry.dita</text:p>
          </table:table-cell>
        </table:table-row>
        <table:table-row table:style-name="ro1">
          <table:table-cell office:value-type="string" calcext:value-type="string">
            <text:p>./ts_tools.dita</text:p>
          </table:table-cell>
        </table:table-row>
        <table:table-row table:style-name="ro1">
          <table:table-cell office:value-type="string" calcext:value-type="string">
            <text:p>./ts_vsa.dita</text:p>
          </table:table-cell>
        </table:table-row>
        <table:table-row table:style-name="ro1">
          <table:table-cell office:value-type="string" calcext:value-type="string">
            <text:p>./tutorials.dita</text:p>
          </table:table-cell>
        </table:table-row>
        <table:table-row table:style-name="ro1">
          <table:table-cell office:value-type="string" calcext:value-type="string">
            <text:p>./twosystems.dita</text:p>
          </table:table-cell>
        </table:table-row>
        <table:table-row table:style-name="ro1">
          <table:table-cell office:value-type="string" calcext:value-type="string">
            <text:p>./ui_verification.dita</text:p>
          </table:table-cell>
        </table:table-row>
        <table:table-row table:style-name="ro1">
          <table:table-cell office:value-type="string" calcext:value-type="string">
            <text:p>./understanding_identity.dita</text:p>
          </table:table-cell>
        </table:table-row>
        <table:table-row table:style-name="ro1">
          <table:table-cell office:value-type="string" calcext:value-type="string">
            <text:p>./update_disk_models.dita</text:p>
          </table:table-cell>
        </table:table-row>
        <table:table-row table:style-name="ro1">
          <table:table-cell office:value-type="string" calcext:value-type="string">
            <text:p>./upgrade_ceph_model.dita</text:p>
          </table:table-cell>
        </table:table-row>
        <table:table-row table:style-name="ro1">
          <table:table-cell office:value-type="string" calcext:value-type="string">
            <text:p>./upgrade_ceph-rados.dita</text:p>
          </table:table-cell>
        </table:table-row>
        <table:table-row table:style-name="ro1">
          <table:table-cell office:value-type="string" calcext:value-type="string">
            <text:p>./upgrade_delete_alarms.dita</text:p>
          </table:table-cell>
        </table:table-row>
        <table:table-row table:style-name="ro1">
          <table:table-cell office:value-type="string" calcext:value-type="string">
            <text:p>./upgrade_deltas.dita</text:p>
          </table:table-cell>
        </table:table-row>
        <table:table-row table:style-name="ro1">
          <table:table-cell office:value-type="string" calcext:value-type="string">
            <text:p>./upgrade_deprecated.dita</text:p>
          </table:table-cell>
        </table:table-row>
        <table:table-row table:style-name="ro1">
          <table:table-cell office:value-type="string" calcext:value-type="string">
            <text:p>./upgrade_designate.dita</text:p>
          </table:table-cell>
        </table:table-row>
        <table:table-row table:style-name="ro1">
          <table:table-cell office:value-type="string" calcext:value-type="string">
            <text:p>./upgrade_fail_alarms.dita</text:p>
          </table:table-cell>
        </table:table-row>
        <table:table-row table:style-name="ro1">
          <table:table-cell office:value-type="string" calcext:value-type="string">
            <text:p>./upgrade_git_merge.dita</text:p>
          </table:table-cell>
        </table:table-row>
        <table:table-row table:style-name="ro1">
          <table:table-cell office:value-type="string" calcext:value-type="string">
            <text:p>./upgrade_install_clients.dita</text:p>
          </table:table-cell>
        </table:table-row>
        <table:table-row table:style-name="ro1">
          <table:table-cell office:value-type="string" calcext:value-type="string">
            <text:p>./upgrade_ironic.dita</text:p>
          </table:table-cell>
        </table:table-row>
        <table:table-row table:style-name="ro1">
          <table:table-cell office:value-type="string" calcext:value-type="string">
            <text:p>./upgrade_nova_resize_migrate.dita</text:p>
          </table:table-cell>
        </table:table-row>
        <table:table-row table:style-name="ro1">
          <table:table-cell office:value-type="string" calcext:value-type="string">
            <text:p>./upgrade_overview.dita</text:p>
          </table:table-cell>
        </table:table-row>
        <table:table-row table:style-name="ro1">
          <table:table-cell office:value-type="string" calcext:value-type="string">
            <text:p>./upgrade_perform_upgrade.dita</text:p>
          </table:table-cell>
        </table:table-row>
        <table:table-row table:style-name="ro1">
          <table:table-cell office:value-type="string" calcext:value-type="string">
            <text:p>./upgrade_postupgrade_tasks.dita</text:p>
          </table:table-cell>
        </table:table-row>
        <table:table-row table:style-name="ro1">
          <table:table-cell office:value-type="string" calcext:value-type="string">
            <text:p>./upgrade_preupgrade_tasks.dita</text:p>
          </table:table-cell>
        </table:table-row>
        <table:table-row table:style-name="ro1">
          <table:table-cell office:value-type="string" calcext:value-type="string">
            <text:p>./upgrade_recover_rabbit.dita</text:p>
          </table:table-cell>
        </table:table-row>
        <table:table-row table:style-name="ro1">
          <table:table-cell office:value-type="string" calcext:value-type="string">
            <text:p>./upgrade_tempest.dita</text:p>
          </table:table-cell>
        </table:table-row>
        <table:table-row table:style-name="ro1">
          <table:table-cell office:value-type="string" calcext:value-type="string">
            <text:p>./upgrade_toc.dita</text:p>
          </table:table-cell>
        </table:table-row>
        <table:table-row table:style-name="ro1">
          <table:table-cell office:value-type="string" calcext:value-type="string">
            <text:p>./upgrade_vpnaas.dita</text:p>
          </table:table-cell>
        </table:table-row>
        <table:table-row table:style-name="ro1">
          <table:table-cell office:value-type="string" calcext:value-type="string">
            <text:p>./upload_image.dita</text:p>
          </table:table-cell>
        </table:table-row>
        <table:table-row table:style-name="ro1">
          <table:table-cell office:value-type="string" calcext:value-type="string">
            <text:p>./user_cloudadmin.dita</text:p>
          </table:table-cell>
        </table:table-row>
        <table:table-row table:style-name="ro1">
          <table:table-cell office:value-type="string" calcext:value-type="string">
            <text:p>./user_dashboard_overview.dita</text:p>
          </table:table-cell>
        </table:table-row>
        <table:table-row table:style-name="ro1">
          <table:table-cell office:value-type="string" calcext:value-type="string">
            <text:p>./user_nonadmin.dita</text:p>
          </table:table-cell>
        </table:table-row>
        <table:table-row table:style-name="ro1">
          <table:table-cell office:value-type="string" calcext:value-type="string">
            <text:p>./userguide_index.dita</text:p>
          </table:table-cell>
        </table:table-row>
        <table:table-row table:style-name="ro1">
          <table:table-cell office:value-type="string" calcext:value-type="string">
            <text:p>./using_apparmor.dita</text:p>
          </table:table-cell>
        </table:table-row>
        <table:table-row table:style-name="ro1">
          <table:table-cell office:value-type="string" calcext:value-type="string">
            <text:p>./using_container_as_a_service.dita</text:p>
          </table:table-cell>
        </table:table-row>
        <table:table-row table:style-name="ro1">
          <table:table-cell office:value-type="string" calcext:value-type="string">
            <text:p>./using_git.dita</text:p>
          </table:table-cell>
        </table:table-row>
        <table:table-row table:style-name="ro1">
          <table:table-cell office:value-type="string" calcext:value-type="string">
            <text:p>./using_ipam.dita</text:p>
          </table:table-cell>
        </table:table-row>
        <table:table-row table:style-name="ro1">
          <table:table-cell office:value-type="string" calcext:value-type="string">
            <text:p>./validating_swift_recon.dita</text:p>
          </table:table-cell>
        </table:table-row>
        <table:table-row table:style-name="ro1">
          <table:table-cell office:value-type="string" calcext:value-type="string">
            <text:p>./vcenter_credential_update.dita</text:p>
          </table:table-cell>
        </table:table-row>
        <table:table-row table:style-name="ro1">
          <table:table-cell office:value-type="string" calcext:value-type="string">
            <text:p>./verify_block_storage.dita</text:p>
          </table:table-cell>
        </table:table-row>
        <table:table-row table:style-name="ro1">
          <table:table-cell office:value-type="string" calcext:value-type="string">
            <text:p>./virtual_machines_as_servers.dita</text:p>
          </table:table-cell>
        </table:table-row>
        <table:table-row table:style-name="ro1">
          <table:table-cell office:value-type="string" calcext:value-type="string">
            <text:p>./volumegroups.dita</text:p>
          </table:table-cell>
        </table:table-row>
        <table:table-row table:style-name="ro1">
          <table:table-cell office:value-type="string" calcext:value-type="string">
            <text:p>./vpnaas.dita</text:p>
          </table:table-cell>
        </table:table-row>
        <table:table-row table:style-name="ro1">
          <table:table-cell office:value-type="string" calcext:value-type="string">
            <text:p>./VSC_setup_input_model_changes.dita</text:p>
          </table:table-cell>
        </table:table-row>
        <table:table-row table:style-name="ro1">
          <table:table-cell office:value-type="string" calcext:value-type="string">
            <text:p>./websso.dita</text:p>
          </table:table-cell>
        </table:table-row>
        <table:table-row table:style-name="ro1">
          <table:table-cell office:value-type="string" calcext:value-type="string">
            <text:p>./without_l3agent.dita</text:p>
          </table:table-cell>
        </table:table-row>
      </table:table>
      <table:named-expressions/>
      <table:database-ranges>
        <table:database-range table:name="__Anonymous_Sheet_DB__0" table:target-range-address="3lineDITAstopicid_filesonly.A1:3lineDITAstopicid_filesonly.A504" table:contains-header="false">
          <table:filter table:condition-source-range-address="3lineDITAstopicid_filesonly.A1:3lineDITAstopicid_filesonly.A504" table:display-duplicates="false">
            <table:filter-or>
              <table:filter-condition table:field-number="0" table:value="./allow_user_to_create_cinder_vol.dita" table:operator="="/>
              <table:filter-condition table:field-number="0" table:value="./manage_logs.dita" table:operator="="/>
              <table:filter-condition table:field-number="0" table:value="./planning_index.dita" table:operator="="/>
              <table:filter-condition table:field-number="0" table:value="./disable_bura_before_deployment.dita" table:operator="="/>
              <table:filter-condition table:field-number="0" table:value="./backup_limitations.dita" table:operator="="/>
              <table:filter-condition table:field-number="0" table:value="./VSC_setup_input_model_changes.dita" table:operator="="/>
              <table:filter-condition table:field-number="0" table:value="./vpnaas.dita" table:operator="="/>
              <table:filter-condition table:field-number="0" table:value="./using_ipam.dita" table:operator="="/>
              <table:filter-condition table:field-number="0" table:value="./rbac.dita" table:operator="="/>
              <table:filter-condition table:field-number="0" table:value="./octavia_admin.dita" table:operator="="/>
              <table:filter-condition table:field-number="0" table:value="./neutron-provider-networks.dita" table:operator="="/>
              <table:filter-condition table:field-number="0" table:value="./networking_overview.dita" table:operator="="/>
              <table:filter-condition table:field-number="0" table:value="./lbaas_admin.dita" table:operator="="/>
              <table:filter-condition table:field-number="0" table:value="./isolated_metadata.dita" table:operator="="/>
              <table:filter-condition table:field-number="0" table:value="./fwaas.dita" table:operator="="/>
              <table:filter-condition table:field-number="0" table:value="./releasenotes50.dita" table:operator="="/>
              <table:filter-condition table:field-number="0" table:value="./DCN_upgrade.dita" table:operator="="/>
              <table:filter-condition table:field-number="0" table:value="./dcn_core.dita" table:operator="="/>
              <table:filter-condition table:field-number="0" table:value="./create_ha_router.dita" table:operator="="/>
              <table:filter-condition table:field-number="0" table:value="./configure_mtu.dita" table:operator="="/>
              <table:filter-condition table:field-number="0" table:value="./integrating_logstash_splunk.dita" table:operator="="/>
              <table:filter-condition table:field-number="0" table:value="./swift_zones.dita" table:operator="="/>
              <table:filter-condition table:field-number="0" table:value="./swift_input_model.dita" table:operator="="/>
              <table:filter-condition table:field-number="0" table:value="./swift_device_groups.dita" table:operator="="/>
              <table:filter-condition table:field-number="0" table:value="./storage_policies.dita" table:operator="="/>
              <table:filter-condition table:field-number="0" table:value="./ring_specifications.dita" table:operator="="/>
              <table:filter-condition table:field-number="0" table:value="./objectstorage_overview.dita" table:operator="="/>
              <table:filter-condition table:field-number="0" table:value="./modify_swift_service_config_files.dita" table:operator="="/>
              <table:filter-condition table:field-number="0" table:value="./creating_roles_swift_nodes.dita" table:operator="="/>
              <table:filter-condition table:field-number="0" table:value="./creating_pac_cluster.dita" table:operator="="/>
              <table:filter-condition table:field-number="0" table:value="./creating_object_server_resource.dita" table:operator="="/>
              <table:filter-condition table:field-number="0" table:value="./configure_horizon_v3.dita" table:operator="="/>
              <table:filter-condition table:field-number="0" table:value="./metering_bestpractice.dita" table:operator="="/>
              <table:filter-condition table:field-number="0" table:value="./ts_telemetry.dita" table:operator="="/>
              <table:filter-condition table:field-number="0" table:value="./test.dita" table:operator="="/>
              <table:filter-condition table:field-number="0" table:value="./recommended-hardware-minimums.dita" table:operator="="/>
              <table:filter-condition table:field-number="0" table:value="./allocate_pac.dita" table:operator="="/>
              <table:filter-condition table:field-number="0" table:value="./allocating_disk_drives.dita" table:operator="="/>
              <table:filter-condition table:field-number="0" table:value="./alternative_configurations.dita" table:operator="="/>
              <table:filter-condition table:field-number="0" table:value="./userguide_index.dita" table:operator="="/>
              <table:filter-condition table:field-number="0" table:value="./planning_preinstall.dita" table:operator="="/>
              <table:filter-condition table:field-number="0" table:value="./keystone_ldap_integration.dita" table:operator="="/>
              <table:filter-condition table:field-number="0" table:value="./qemu_save_folder_move.dita" table:operator="="/>
              <table:filter-condition table:field-number="0" table:value="./hw_support_matrix.dita" table:operator="="/>
              <table:filter-condition table:field-number="0" table:value="./allocating_network.dita" table:operator="="/>
              <table:filter-condition table:field-number="0" table:value="./F5BIG_IP_install.dita" table:operator="="/>
              <table:filter-condition table:field-number="0" table:value="./monitoring_vcenter_clusters.dita" table:operator="="/>
              <table:filter-condition table:field-number="0" table:value="./high_availability.dita" table:operator="="/>
              <table:filter-condition table:field-number="0" table:value="./disk.dita" table:operator="="/>
              <table:filter-condition table:field-number="0" table:value="./opsconsole_dashboard.dita" table:operator="="/>
              <table:filter-condition table:field-number="0" table:value="./notification_methods.dita" table:operator="="/>
              <table:filter-condition table:field-number="0" table:value="./my_dashboard_overview.dita" table:operator="="/>
              <table:filter-condition table:field-number="0" table:value="./logging.dita" table:operator="="/>
              <table:filter-condition table:field-number="0" table:value="./allocating_server.dita" table:operator="="/>
              <table:filter-condition table:field-number="0" table:value="./horizon_ssl_auth.dita" table:operator="="/>
              <table:filter-condition table:field-number="0" table:value="./net_info_yml.dita" table:operator="="/>
              <table:filter-condition table:field-number="0" table:value="./installing_esx_kvm_vsa_with_noop.dita" table:operator="="/>
              <table:filter-condition table:field-number="0" table:value="./cs_opsconsole_block_storage_summary.dita" table:operator="="/>
              <table:filter-condition table:field-number="0" table:value="./alarm_explorer.dita" table:operator="="/>
              <table:filter-condition table:field-number="0" table:value="./alarm_definitions.dita" table:operator="="/>
              <table:filter-condition table:field-number="0" table:value="./OpsConsole_manage_swift.dita" table:operator="="/>
              <table:filter-condition table:field-number="0" table:value="./metric_monitoring.dita" table:operator="="/>
              <table:filter-condition table:field-number="0" table:value="./manage_compute_instances.dita" table:operator="="/>
              <table:filter-condition table:field-number="0" table:value="./charts.dita" table:operator="="/>
              <table:filter-condition table:field-number="0" table:value="./block_storage_alarm.dita" table:operator="="/>
              <table:filter-condition table:field-number="0" table:value="./quickstart_guide.dita" table:operator="="/>
              <table:filter-condition table:field-number="0" table:value="./restart_deploy_from_scratch.dita" table:operator="="/>
              <table:filter-condition table:field-number="0" table:value="./recovering_builder_file.dita" table:operator="="/>
              <table:filter-condition table:field-number="0" table:value="./label_on_partition.dita" table:operator="="/>
              <table:filter-condition table:field-number="0" table:value="./interpreting_swift_validate_input_model.dita" table:operator="="/>
              <table:filter-condition table:field-number="0" table:value="./increase_timeout.dita" table:operator="="/>
              <table:filter-condition table:field-number="0" table:value="./identify_ring_builder.dita" table:operator="="/>
              <table:filter-condition table:field-number="0" table:value="./filesystem_usage_nowipe.dita" table:operator="="/>
              <table:filter-condition table:field-number="0" table:value="./filesystem_label.dita" table:operator="="/>
              <table:filter-condition table:field-number="0" table:value="./examine_details_planned_ring_changes_prior_deploy.dita" table:operator="="/>
              <table:filter-condition table:field-number="0" table:value="./deploy_fails_with_msdos_disks.dita" table:operator="="/>
              <table:filter-condition table:field-number="0" table:value="./ts_vsa.dita" table:operator="="/>
              <table:filter-condition table:field-number="0" table:value="./ts_tools.dita" table:operator="="/>
              <table:filter-condition table:field-number="0" table:value="./ts_swift.dita" table:operator="="/>
              <table:filter-condition table:field-number="0" table:value="./ts_storage.dita" table:operator="="/>
              <table:filter-condition table:field-number="0" table:value="./ts_rados.dita" table:operator="="/>
              <table:filter-condition table:field-number="0" table:value="./ts_metering.dita" table:operator="="/>
              <table:filter-condition table:field-number="0" table:value="./ts_image.dita" table:operator="="/>
              <table:filter-condition table:field-number="0" table:value="./ts_controlplane.dita" table:operator="="/>
              <table:filter-condition table:field-number="0" table:value="./ts_compute.dita" table:operator="="/>
              <table:filter-condition table:field-number="0" table:value="./ts_ceph.dita" table:operator="="/>
              <table:filter-condition table:field-number="0" table:value="./ts_ceph.dita" table:operator="="/>
              <table:filter-condition table:field-number="0" table:value="./ts_ceph.dita" table:operator="="/>
              <table:filter-condition table:field-number="0" table:value="./ts_bura.dita" table:operator="="/>
              <table:filter-condition table:field-number="0" table:value="./ts_blockstorage.dita" table:operator="="/>
              <table:filter-condition table:field-number="0" table:value="./troubleshooting_sosreport.dita" table:operator="="/>
              <table:filter-condition table:field-number="0" table:value="./troubleshooting_issues.dita" table:operator="="/>
              <table:filter-condition table:field-number="0" table:value="./recover_vertica.dita" table:operator="="/>
              <table:filter-condition table:field-number="0" table:value="./contacting_support.dita" table:operator="="/>
              <table:filter-condition table:field-number="0" table:value="./configure_orchestration.dita" table:operator="="/>
              <table:filter-condition table:field-number="0" table:value="./validating_swift_recon.dita" table:operator="="/>
              <table:filter-condition table:field-number="0" table:value="./swift_weight_attribute.dita" table:operator="="/>
              <table:filter-condition table:field-number="0" table:value="./swift_ring_mgmt.dita" table:operator="="/>
              <table:filter-condition table:field-number="0" table:value="./swift_min_part_hours.dita" table:operator="="/>
              <table:filter-condition table:field-number="0" table:value="./swift_dispersion_report.dita" table:operator="="/>
              <table:filter-condition table:field-number="0" table:value="./swift_container_sync.dita" table:operator="="/>
              <table:filter-condition table:field-number="0" table:value="./swift_cli.dita" table:operator="="/>
              <table:filter-condition table:field-number="0" table:value="./safe_rebalance_deploy_ring.dita" table:operator="="/>
              <table:filter-condition table:field-number="0" table:value="./ring_management.dita" table:operator="="/>
              <table:filter-condition table:field-number="0" table:value="./rebalanced_explained.dita" table:operator="="/>
              <table:filter-condition table:field-number="0" table:value="./managing_objectstorage_swift.dita" table:operator="="/>
              <table:filter-condition table:field-number="0" table:value="./lm_scan_metering.dita" table:operator="="/>
              <table:filter-condition table:field-number="0" table:value="./input_model_change_existing_rings.dita" table:operator="="/>
              <table:filter-condition table:field-number="0" table:value="./changing_swift_zone.dita" table:operator="="/>
              <table:filter-condition table:field-number="0" table:value="./add_new_storage_policy.dita" table:operator="="/>
              <table:filter-condition table:field-number="0" table:value="./websso.dita" table:operator="="/>
              <table:filter-condition table:field-number="0" table:value="./configure_monitoring.dita" table:operator="="/>
              <table:filter-condition table:field-number="0" table:value="./managing_quotas.dita" table:operator="="/>
              <table:filter-condition table:field-number="0" table:value="./remove_vsa_node.dita" table:operator="="/>
              <table:filter-condition table:field-number="0" table:value="./replacing_swift_node.dita" table:operator="="/>
              <table:filter-condition table:field-number="0" table:value="./replacing_drives_swift_node.dita" table:operator="="/>
              <table:filter-condition table:field-number="0" table:value="./removing_swift_node.dita" table:operator="="/>
              <table:filter-condition table:field-number="0" table:value="./recover_swift_node.dita" table:operator="="/>
              <table:filter-condition table:field-number="0" table:value="./add_swift_pac_node.dita" table:operator="="/>
              <table:filter-condition table:field-number="0" table:value="./add_swift_object_node.dita" table:operator="="/>
              <table:filter-condition table:field-number="0" table:value="./add_swift_disk.dita" table:operator="="/>
              <table:filter-condition table:field-number="0" table:value="./add_network_node.dita" table:operator="="/>
              <table:filter-condition table:field-number="0" table:value="./restart_controller.dita" table:operator="="/>
              <table:filter-condition table:field-number="0" table:value="./replace_controller.dita" table:operator="="/>
              <table:filter-condition table:field-number="0" table:value="./recovering_controller_nodes.dita" table:operator="="/>
              <table:filter-condition table:field-number="0" table:value="./remove_compute_node.dita" table:operator="="/>
              <table:filter-condition table:field-number="0" table:value="./recover_compute_node.dita" table:operator="="/>
              <table:filter-condition table:field-number="0" table:value="./adding_compute_nodes.dita" table:operator="="/>
              <table:filter-condition table:field-number="0" table:value="./add_rhel_compute.dita" table:operator="="/>
              <table:filter-condition table:field-number="0" table:value="./add_hpelinux_compute.dita" table:operator="="/>
              <table:filter-condition table:field-number="0" table:value="./restart_ceph.dita" table:operator="="/>
              <table:filter-condition table:field-number="0" table:value="./replace_osd_osdisk.dita" table:operator="="/>
              <table:filter-condition table:field-number="0" table:value="./replace_osd_journaldisk.dita" table:operator="="/>
              <table:filter-condition table:field-number="0" table:value="./replace_osd_datadisk.dita" table:operator="="/>
              <table:filter-condition table:field-number="0" table:value="./replace_ceph_osd_node.dita" table:operator="="/>
              <table:filter-condition table:field-number="0" table:value="./replace_ceph_monitor_node.dita" table:operator="="/>
              <table:filter-condition table:field-number="0" table:value="./remove_osd_node.dita" table:operator="="/>
              <table:filter-condition table:field-number="0" table:value="./remove_osd_datadisk.dita" table:operator="="/>
              <table:filter-condition table:field-number="0" table:value="./remove_monitor_node.dita" table:operator="="/>
              <table:filter-condition table:field-number="0" table:value="./remove_ceph_rados_node.dita" table:operator="="/>
              <table:filter-condition table:field-number="0" table:value="./reboot_rados_node.dita" table:operator="="/>
              <table:filter-condition table:field-number="0" table:value="./add_osd_node.dita" table:operator="="/>
              <table:filter-condition table:field-number="0" table:value="./add_osd_datadisk.dita" table:operator="="/>
              <table:filter-condition table:field-number="0" table:value="./system_maintenance.dita" table:operator="="/>
              <table:filter-condition table:field-number="0" table:value="./storage_maintenance.dita" table:operator="="/>
              <table:filter-condition table:field-number="0" table:value="./reboot_cloud_rolling.dita" table:operator="="/>
              <table:filter-condition table:field-number="0" table:value="./reboot_cloud_down.dita" table:operator="="/>
              <table:filter-condition table:field-number="0" table:value="./objectstorage_nodes.dita" table:operator="="/>
              <table:filter-condition table:field-number="0" table:value="./live_migration.dita" table:operator="="/>
              <table:filter-condition table:field-number="0" table:value="./general_procedures.dita" table:operator="="/>
              <table:filter-condition table:field-number="0" table:value="./controller_nodes.dita" table:operator="="/>
              <table:filter-condition table:field-number="0" table:value="./blockstorage_nodes.dita" table:operator="="/>
              <table:filter-condition table:field-number="0" table:value="./adding_moonshot_nodes.dita" table:operator="="/>
              <table:filter-condition table:field-number="0" table:value="./configure_glance.dita" table:operator="="/>
              <table:filter-condition table:field-number="0" table:value="./designate_overview.dita" table:operator="="/>
              <table:filter-condition table:field-number="0" table:value="./designate_monitor_support.dita" table:operator="="/>
              <table:filter-condition table:field-number="0" table:value="./designate_initialconfig.dita" table:operator="="/>
              <table:filter-condition table:field-number="0" table:value="./keystone_token_validation.dita" table:operator="="/>
              <table:filter-condition table:field-number="0" table:value="./keystone_federation.dita" table:operator="="/>
              <table:filter-condition table:field-number="0" table:value="./identity_reconfigure.dita" table:operator="="/>
              <table:filter-condition table:field-number="0" table:value="./identity_overview.dita" table:operator="="/>
              <table:filter-condition table:field-number="0" table:value="./identity_limitations.dita" table:operator="="/>
              <table:filter-condition table:field-number="0" table:value="./identity_benchmark.dita" table:operator="="/>
              <table:filter-condition table:field-number="0" table:value="./configure_identity.dita" table:operator="="/>
              <table:filter-condition table:field-number="0" table:value="./configure_logging.dita" table:operator="="/>
              <table:filter-condition table:field-number="0" table:value="./configure_logging_level.dita" table:operator="="/>
              <table:filter-condition table:field-number="0" table:value="./configure_dashboard.dita" table:operator="="/>
              <table:filter-condition table:field-number="0" table:value="./change_horizon_timeout.dita" table:operator="="/>
              <table:filter-condition table:field-number="0" table:value="./creating_aggregates.dita" table:operator="="/>
              <table:filter-condition table:field-number="0" table:value="./configure_compute.dita" table:operator="="/>
              <table:filter-condition table:field-number="0" table:value="./reconfigure_vsa_verb_add_remove_extra_disk.dita" table:operator="="/>
              <table:filter-condition table:field-number="0" table:value="./reconfigure_vsa_verb_add_extra_disk.dita" table:operator="="/>
              <table:filter-condition table:field-number="0" table:value="./create_multiple_vsa_clusters.dita" table:operator="="/>
              <table:filter-condition table:field-number="0" table:value="./configure_vsa_separate_iscsi_network.dita" table:operator="="/>
              <table:filter-condition table:field-number="0" table:value="./reconfigure_ceph_services.dita" table:operator="="/>
              <table:filter-condition table:field-number="0" table:value="./managing_blockstorage_ceph.dita" table:operator="="/>
              <table:filter-condition table:field-number="0" table:value="./deploy_monitor_standalone_node.dita" table:operator="="/>
              <table:filter-condition table:field-number="0" table:value="./managing_cinder_volumebackup_services.dita" table:operator="="/>
              <table:filter-condition table:field-number="0" table:value="./creating_voltype.dita" table:operator="="/>
              <table:filter-condition table:field-number="0" table:value="./blockstorage_index.dita" table:operator="="/>
              <table:filter-condition table:field-number="0" table:value="./alarm_resolutions.dita" table:operator="="/>
              <table:filter-condition table:field-number="0" table:value="./upload_image.dita" table:operator="="/>
              <table:filter-condition table:field-number="0" table:value="./understanding_identity.dita" table:operator="="/>
              <table:filter-condition table:field-number="0" table:value="./tutorials.dita" table:operator="="/>
              <table:filter-condition table:field-number="0" table:value="./thirdparty_driver_support.dita" table:operator="="/>
              <table:filter-condition table:field-number="0" table:value="./swift_node_maintenance.dita" table:operator="="/>
              <table:filter-condition table:field-number="0" table:value="./start_stop_services.dita" table:operator="="/>
              <table:filter-condition table:field-number="0" table:value="./retrieve_adminpassword.dita" table:operator="="/>
              <table:filter-condition table:field-number="0" table:value="./restarting_nodes.dita" table:operator="="/>
              <table:filter-condition table:field-number="0" table:value="./restart_ceph_rados.dita" table:operator="="/>
              <table:filter-condition table:field-number="0" table:value="./opsconsole_overview.dita" table:operator="="/>
              <table:filter-condition table:field-number="0" table:value="./ops_dashboard_overview.dita" table:operator="="/>
              <table:filter-condition table:field-number="0" table:value="./operations_overview.dita" table:operator="="/>
              <table:filter-condition table:field-number="0" table:value="./operations_index.dita" table:operator="="/>
              <table:filter-condition table:field-number="0" table:value="./objectstorage_index.dita" table:operator="="/>
              <table:filter-condition table:field-number="0" table:value="./monitoring.dita" table:operator="="/>
              <table:filter-condition table:field-number="0" table:value="./managing_telemetry.dita" table:operator="="/>
              <table:filter-condition table:field-number="0" table:value="./managing_services.dita" table:operator="="/>
              <table:filter-condition table:field-number="0" table:value="./managing_orchestration.dita" table:operator="="/>
              <table:filter-condition table:field-number="0" table:value="./managing_objectstorage.dita" table:operator="="/>
              <table:filter-condition table:field-number="0" table:value="./managing_notificationmethods.dita" table:operator="="/>
              <table:filter-condition table:field-number="0" table:value="./managing_identity.dita" table:operator="="/>
              <table:filter-condition table:field-number="0" table:value="./managing_esx.dita" table:operator="="/>
              <table:filter-condition table:field-number="0" table:value="./managing_dashboards.dita" table:operator="="/>
              <table:filter-condition table:field-number="0" table:value="./managing_compute.dita" table:operator="="/>
              <table:filter-condition table:field-number="0" table:value="./managing_blockstorage.dita" table:operator="="/>
              <table:filter-condition table:field-number="0" table:value="./managing_blockstorage_cinder.dita" table:operator="="/>
              <table:filter-condition table:field-number="0" table:value="./integrating_splunk.dita" table:operator="="/>
              <table:filter-condition table:field-number="0" table:value="./general_troubleshooting.dita" table:operator="="/>
              <table:filter-condition table:field-number="0" table:value="./create_hdp_servicenet.dita" table:operator="="/>
              <table:filter-condition table:field-number="0" table:value="./create_extnet.dita" table:operator="="/>
              <table:filter-condition table:field-number="0" table:value="./configure_firewall.dita" table:operator="="/>
              <table:filter-condition table:field-number="0" table:value="./cloudadmin_dashboard.dita" table:operator="="/>
              <table:filter-condition table:field-number="0" table:value="./cloudadmin_cli.dita" table:operator="="/>
              <table:filter-condition table:field-number="0" table:value="./change_service_passwords.dita" table:operator="="/>
              <table:filter-condition table:field-number="0" table:value="./centralized_logging.dita" table:operator="="/>
              <table:filter-condition table:field-number="0" table:value="./central_log_understanding.dita" table:operator="="/>
              <table:filter-condition table:field-number="0" table:value="./central_log_troubleshoot.dita" table:operator="="/>
              <table:filter-condition table:field-number="0" table:value="./central_log_GS.dita" table:operator="="/>
              <table:filter-condition table:field-number="0" table:value="./central_log_configure_services.dita" table:operator="="/>
              <table:filter-condition table:field-number="0" table:value="./central_log_configure_manage.dita" table:operator="="/>
              <table:filter-condition table:field-number="0" table:value="./central_log_access_data.dita" table:operator="="/>
              <table:filter-condition table:field-number="0" table:value="./blockstorage_overview.dita" table:operator="="/>
              <table:filter-condition table:field-number="0" table:value="./audit_logs_overview.dita" table:operator="="/>
              <table:filter-condition table:field-number="0" table:value="./audit_logs_enable.dita" table:operator="="/>
              <table:filter-condition table:field-number="0" table:value="./audit_logs_checklist.dita" table:operator="="/>
              <table:filter-condition table:field-number="0" table:value="./audit_logs_backup.dita" table:operator="="/>
              <table:filter-condition table:field-number="0" table:value="./upgrade_ironic.dita" table:operator="="/>
              <table:filter-condition table:field-number="0" table:value="./system_details.dita" table:operator="="/>
              <table:filter-condition table:field-number="0" table:value="./node_config.dita" table:operator="="/>
              <table:filter-condition table:field-number="0" table:value="./node_cleaning.dita" table:operator="="/>
              <table:filter-condition table:field-number="0" table:value="./ironic_troubleshooting.dita" table:operator="="/>
              <table:filter-condition table:field-number="0" table:value="./ironic_raid_config.dita" table:operator="="/>
              <table:filter-condition table:field-number="0" table:value="./ironic_oneview.dita" table:operator="="/>
              <table:filter-condition table:field-number="0" table:value="./ironic_multi_control_plane.dita" table:operator="="/>
              <table:filter-condition table:field-number="0" table:value="./ironic_configuration.dita" table:operator="="/>
              <table:filter-condition table:field-number="0" table:value="./ironic_audit_support.dita" table:operator="="/>
              <table:filter-condition table:field-number="0" table:value="./install_ironic_overview.dita" table:operator="="/>
              <table:filter-condition table:field-number="0" table:value="./config_drives.dita" table:operator="="/>
              <table:filter-condition table:field-number="0" table:value="./cert_ramdisk.dita" table:operator="="/>
              <table:filter-condition table:field-number="0" table:value="./cert_iso.dita" table:operator="="/>
              <table:filter-condition table:field-number="0" table:value="./rhel_toc.dita" table:operator="="/>
              <table:filter-condition table:field-number="0" table:value="./rhel_support.dita" table:operator="="/>
              <table:filter-condition table:field-number="0" table:value="./rhel_preinstall.dita" table:operator="="/>
              <table:filter-condition table:field-number="0" table:value="./rhel_overview.dita" table:operator="="/>
              <table:filter-condition table:field-number="0" table:value="./provisioning_rhel.dita" table:operator="="/>
              <table:filter-condition table:field-number="0" table:value="./install_rhel.dita" table:operator="="/>
              <table:filter-condition table:field-number="0" table:value="./install_rhel_uefi.dita" table:operator="="/>
              <table:filter-condition table:field-number="0" table:value="./install_rhel_compute.dita" table:operator="="/>
              <table:filter-condition table:field-number="0" table:value="./install_rhel_ceph.dita" table:operator="="/>
              <table:filter-condition table:field-number="0" table:value="./procedure_to_deploy_esx_cloud.dita" table:operator="="/>
              <table:filter-condition table:field-number="0" table:value="./prepare_deploy_esx_cloud_ovsvapp.dita" table:operator="="/>
              <table:filter-condition table:field-number="0" table:value="./prepare_deploy_cloud_controllers.dita" table:operator="="/>
              <table:filter-condition table:field-number="0" table:value="./noops_driver.dita" table:operator="="/>
              <table:filter-condition table:field-number="0" table:value="./installing_esx_kvm_vsa.dita" table:operator="="/>
              <table:filter-condition table:field-number="0" table:value="./esx_troubleshooting.dita" table:operator="="/>
              <table:filter-condition table:field-number="0" table:value="./deploy_esx_cloud.dita" table:operator="="/>
              <table:filter-condition table:field-number="0" table:value="./install_designate_InfoBlox.dita" table:operator="="/>
              <table:filter-condition table:field-number="0" table:value="./install_designate_DynECT.dita" table:operator="="/>
              <table:filter-condition table:field-number="0" table:value="./install_designate_Akamai.dita" table:operator="="/>
              <table:filter-condition table:field-number="0" table:value="./installing_kvm.dita" table:operator="="/>
              <table:filter-condition table:field-number="0" table:value="./verify_block_storage.dita" table:operator="="/>
              <table:filter-condition table:field-number="0" table:value="./using_git.dita" table:operator="="/>
              <table:filter-condition table:field-number="0" table:value="./ui_verification.dita" table:operator="="/>
              <table:filter-condition table:field-number="0" table:value="./preinstall_overview.dita" table:operator="="/>
              <table:filter-condition table:field-number="0" table:value="./preinstall_config.dita" table:operator="="/>
              <table:filter-condition table:field-number="0" table:value="./preinstall_checklist.dita" table:operator="="/>
              <table:filter-condition table:field-number="0" table:value="./postinstall_tasks.dita" table:operator="="/>
              <table:filter-condition table:field-number="0" table:value="./post_install_overview.dita" table:operator="="/>
              <table:filter-condition table:field-number="0" table:value="./multipath_boot_from_san.dita" table:operator="="/>
              <table:filter-condition table:field-number="0" table:value="./multipath_boot_from_san.dita" table:operator="="/>
              <table:filter-condition table:field-number="0" table:value="./integrations.dita" table:operator="="/>
              <table:filter-condition table:field-number="0" table:value="./installing_swift_object_storage.dita" table:operator="="/>
              <table:filter-condition table:field-number="0" table:value="./installation_verification.dita" table:operator="="/>
              <table:filter-condition table:field-number="0" table:value="./installation_troubleshooting.dita" table:operator="="/>
              <table:filter-condition table:field-number="0" table:value="./installation_overview.dita" table:operator="="/>
              <table:filter-condition table:field-number="0" table:value="./install_swift_overview.dita" table:operator="="/>
              <table:filter-condition table:field-number="0" table:value="./install_l2_gateway.dita" table:operator="="/>
              <table:filter-condition table:field-number="0" table:value="./install_esx_overview.dita" table:operator="="/>
              <table:filter-condition table:field-number="0" table:value="./install_entryscale_kvm_overview.dita" table:operator="="/>
              <table:filter-condition table:field-number="0" table:value="./install_entryscale_esx_kvm_vsa_template_json.dita" table:operator="="/>
              <table:filter-condition table:field-number="0" table:value="./gui_installer.dita" table:operator="="/>
              <table:filter-condition table:field-number="0" table:value="./F5BIG_IP.dita" table:operator="="/>
              <table:filter-condition table:field-number="0" table:value="./F5BIG_IP_verify.dita" table:operator="="/>
              <table:filter-condition table:field-number="0" table:value="./F5BIG_IP_preinst.dita" table:operator="="/>
              <table:filter-condition table:field-number="0" table:value="./existing_v2_input_model.dita" table:operator="="/>
              <table:filter-condition table:field-number="0" table:value="./configure_vsa.dita" table:operator="="/>
              <table:filter-condition table:field-number="0" table:value="./configure_vsa_ao.dita" table:operator="="/>
              <table:filter-condition table:field-number="0" table:value="./configure_ceph_rgw.dita" table:operator="="/>
              <table:filter-condition table:field-number="0" table:value="./configure_3par.dita" table:operator="="/>
              <table:filter-condition table:field-number="0" table:value="./config_availability_zones.dita" table:operator="="/>
              <table:filter-condition table:field-number="0" table:value="./cloud_verification.dita" table:operator="="/>
              <table:filter-condition table:field-number="0" table:value="./blockstorageconfig_troubleshooting.dita" table:operator="="/>
              <table:filter-condition table:field-number="0" table:value="./api_verification.dita" table:operator="="/>
              <table:filter-condition table:field-number="0" table:value="./using_container_as_a_service.dita" table:operator="="/>
              <table:filter-condition table:field-number="0" table:value="./user_nonadmin.dita" table:operator="="/>
              <table:filter-condition table:field-number="0" table:value="./user_dashboard_overview.dita" table:operator="="/>
              <table:filter-condition table:field-number="0" table:value="./user_cloudadmin.dita" table:operator="="/>
              <table:filter-condition table:field-number="0" table:value="./lbaas.dita" table:operator="="/>
              <table:filter-condition table:field-number="0" table:value="./lbaas_heat.dita" table:operator="="/>
              <table:filter-condition table:field-number="0" table:value="./lbaas_dashboard.dita" table:operator="="/>
              <table:filter-condition table:field-number="0" table:value="./installing_cli.dita" table:operator="="/>
              <table:filter-condition table:field-number="0" table:value="./create_network.dita" table:operator="="/>
              <table:filter-condition table:field-number="0" table:value="./create_keypair.dita" table:operator="="/>
              <table:filter-condition table:field-number="0" table:value="./create_image.dita" table:operator="="/>
              <table:filter-condition table:field-number="0" table:value="./upgrade_vpnaas.dita" table:operator="="/>
              <table:filter-condition table:field-number="0" table:value="./upgrade_toc.dita" table:operator="="/>
              <table:filter-condition table:field-number="0" table:value="./upgrade_tempest.dita" table:operator="="/>
              <table:filter-condition table:field-number="0" table:value="./upgrade_recover_rabbit.dita" table:operator="="/>
              <table:filter-condition table:field-number="0" table:value="./upgrade_preupgrade_tasks.dita" table:operator="="/>
              <table:filter-condition table:field-number="0" table:value="./upgrade_postupgrade_tasks.dita" table:operator="="/>
              <table:filter-condition table:field-number="0" table:value="./upgrade_perform_upgrade.dita" table:operator="="/>
              <table:filter-condition table:field-number="0" table:value="./upgrade_overview.dita" table:operator="="/>
              <table:filter-condition table:field-number="0" table:value="./upgrade_nova_resize_migrate.dita" table:operator="="/>
              <table:filter-condition table:field-number="0" table:value="./upgrade_install_clients.dita" table:operator="="/>
              <table:filter-condition table:field-number="0" table:value="./upgrade_git_merge.dita" table:operator="="/>
              <table:filter-condition table:field-number="0" table:value="./upgrade_fail_alarms.dita" table:operator="="/>
              <table:filter-condition table:field-number="0" table:value="./upgrade_designate.dita" table:operator="="/>
              <table:filter-condition table:field-number="0" table:value="./upgrade_deprecated.dita" table:operator="="/>
              <table:filter-condition table:field-number="0" table:value="./upgrade_deltas.dita" table:operator="="/>
              <table:filter-condition table:field-number="0" table:value="./upgrade_delete_alarms.dita" table:operator="="/>
              <table:filter-condition table:field-number="0" table:value="./upgrade_ceph-rados.dita" table:operator="="/>
              <table:filter-condition table:field-number="0" table:value="./upgrade_ceph_model.dita" table:operator="="/>
              <table:filter-condition table:field-number="0" table:value="./update_disk_models.dita" table:operator="="/>
              <table:filter-condition table:field-number="0" table:value="./neutron_configuration_data.dita" table:operator="="/>
              <table:filter-condition table:field-number="0" table:value="./general_upgrade.dita" table:operator="="/>
              <table:filter-condition table:field-number="0" table:value="./enable_barbican_for_upgrade.dita" table:operator="="/>
              <table:filter-condition table:field-number="0" table:value="./add_rados_gateway.dita" table:operator="="/>
              <table:filter-condition table:field-number="0" table:value="./using_apparmor.dita" table:operator="="/>
              <table:filter-condition table:field-number="0" table:value="./ts_keymgmt.dita" table:operator="="/>
              <table:filter-condition table:field-number="0" table:value="./troubleshooting_tls.dita" table:operator="="/>
              <table:filter-condition table:field-number="0" table:value="./tls_overview.dita" table:operator="="/>
              <table:filter-condition table:field-number="0" table:value="./tls_configCONTENT_DO_NOT_DELETE.dita" table:operator="="/>
              <table:filter-condition table:field-number="0" table:value="./tls_config.dita" table:operator="="/>
              <table:filter-condition table:field-number="0" table:value="./security_overview.dita" table:operator="="/>
              <table:filter-condition table:field-number="0" table:value="./header_poisoning.dita" table:operator="="/>
              <table:filter-condition table:field-number="0" table:value="./encrypted_storage.dita" table:operator="="/>
              <table:filter-condition table:field-number="0" table:value="./dar.dita" table:operator="="/>
              <table:filter-condition table:field-number="0" table:value="./barbican.dita" table:operator="="/>
              <table:filter-condition table:field-number="0" table:value="./barbican_admin.dita" table:operator="="/>
              <table:filter-condition table:field-number="0" table:value="./arcsight.dita" table:operator="="/>
              <table:filter-condition table:field-number="0" table:value="./admin_role_segregation.dita" table:operator="="/>
              <table:filter-condition table:field-number="0" table:value="./metering_samples.dita" table:operator="="/>
              <table:filter-condition table:field-number="0" table:value="./metering_reconfig.dita" table:operator="="/>
              <table:filter-condition table:field-number="0" table:value="./metering_rbac.dita" table:operator="="/>
              <table:filter-condition table:field-number="0" table:value="./metering_overview.dita" table:operator="="/>
              <table:filter-condition table:field-number="0" table:value="./metering_notifications.dita" table:operator="="/>
              <table:filter-condition table:field-number="0" table:value="./metering_newfunctions.dita" table:operator="="/>
              <table:filter-condition table:field-number="0" table:value="./metering_metertypes.dita" table:operator="="/>
              <table:filter-condition table:field-number="0" table:value="./metering_failover_ha.dita" table:operator="="/>
              <table:filter-condition table:field-number="0" table:value="./metering_concepts.dita" table:operator="="/>
              <table:filter-condition table:field-number="0" table:value="./metering_apis.dita" table:operator="="/>
              <table:filter-condition table:field-number="0" table:value="./boeing.dita" table:operator="="/>
              <table:filter-condition table:field-number="0" table:value="./identity_admin.dita" table:operator="="/>
              <table:filter-condition table:field-number="0" table:value="./horizon_domainadmin.dita" table:operator="="/>
              <table:filter-condition table:field-number="0" table:value="./vcenter_credential_update.dita" table:operator="="/>
              <table:filter-condition table:field-number="0" table:value="./scale_config_changes.dita" table:operator="="/>
              <table:filter-condition table:field-number="0" table:value="./removing_esx_host_from_cluster.dita" table:operator="="/>
              <table:filter-condition table:field-number="0" table:value="./remove_existing_cluster_compute_resource_pool.dita" table:operator="="/>
              <table:filter-condition table:field-number="0" table:value="./network_esx_ovsvapp.dita" table:operator="="/>
              <table:filter-condition table:field-number="0" table:value="./esx_monitoring.dita" table:operator="="/>
              <table:filter-condition table:field-number="0" table:value="./esx_mitaka.dita" table:operator="="/>
              <table:filter-condition table:field-number="0" table:value="./esx_host_commissioning.dita" table:operator="="/>
              <table:filter-condition table:field-number="0" table:value="./eon_service.dita" table:operator="="/>
              <table:filter-condition table:field-number="0" table:value="./eon_logging.dita" table:operator="="/>
              <table:filter-condition table:field-number="0" table:value="./enable_new_cluster_compute_resource.dita" table:operator="="/>
              <table:filter-condition table:field-number="0" table:value="./third_party_service_integration.dita" table:operator="="/>
              <table:filter-condition table:field-number="0" table:value="./third_party_service_integration.dita" table:operator="="/>
              <table:filter-condition table:field-number="0" table:value="./third_party_service_integration.dita" table:operator="="/>
              <table:filter-condition table:field-number="0" table:value="./third_party_service_integration.dita" table:operator="="/>
              <table:filter-condition table:field-number="0" table:value="./third_party_service_integration.dita" table:operator="="/>
              <table:filter-condition table:field-number="0" table:value="./third_party_service_integration.dita" table:operator="="/>
              <table:filter-condition table:field-number="0" table:value="./third_party_service_integration.dita" table:operator="="/>
              <table:filter-condition table:field-number="0" table:value="./third_party_service_integration.dita" table:operator="="/>
              <table:filter-condition table:field-number="0" table:value="./third_party_service_integration.dita" table:operator="="/>
              <table:filter-condition table:field-number="0" table:value="./third_party_service_integration.dita" table:operator="="/>
              <table:filter-condition table:field-number="0" table:value="./third_party_service_integration.dita" table:operator="="/>
              <table:filter-condition table:field-number="0" table:value="./third_party_service_integration.dita" table:operator="="/>
              <table:filter-condition table:field-number="0" table:value="./third_party_service_integration.dita" table:operator="="/>
              <table:filter-condition table:field-number="0" table:value="./third_party_service_integration.dita" table:operator="="/>
              <table:filter-condition table:field-number="0" table:value="./third_party_service_integration.dita" table:operator="="/>
              <table:filter-condition table:field-number="0" table:value="./modify_entryscale_kvm_vsa.dita" table:operator="="/>
              <table:filter-condition table:field-number="0" table:value="./localizing_inputmodel.dita" table:operator="="/>
              <table:filter-condition table:field-number="0" table:value="./customizing_inputmodel.dita" table:operator="="/>
              <table:filter-condition table:field-number="0" table:value="./virtual_machines_as_servers.dita" table:operator="="/>
              <table:filter-condition table:field-number="0" table:value="./services.dita" table:operator="="/>
              <table:filter-condition table:field-number="0" table:value="./servergroups_networks.dita" table:operator="="/>
              <table:filter-condition table:field-number="0" table:value="./servergroups_failurezones.dita" table:operator="="/>
              <table:filter-condition table:field-number="0" table:value="./nicmapping.dita" table:operator="="/>
              <table:filter-condition table:field-number="0" table:value="./networking.dita" table:operator="="/>
              <table:filter-condition table:field-number="0" table:value="./loadbalancers.dita" table:operator="="/>
              <table:filter-condition table:field-number="0" table:value="./interfacemodel.dita" table:operator="="/>
              <table:filter-condition table:field-number="0" table:value="./firewallconfiguration.dita" table:operator="="/>
              <table:filter-condition table:field-number="0" table:value="./endpoints.dita" table:operator="="/>
              <table:filter-condition table:field-number="0" table:value="./diskmodel.dita" table:operator="="/>
              <table:filter-condition table:field-number="0" table:value="./controlplanes.dita" table:operator="="/>
              <table:filter-condition table:field-number="0" table:value="./controlplanes_regions.dita" table:operator="="/>
              <table:filter-condition table:field-number="0" table:value="./configuration_data.dita" table:operator="="/>
              <table:filter-condition table:field-number="0" table:value="./concepts.dita" table:operator="="/>
              <table:filter-condition table:field-number="0" table:value="./concepts_servers.dita" table:operator="="/>
              <table:filter-condition table:field-number="0" table:value="./concepts_serverroles.dita" table:operator="="/>
              <table:filter-condition table:field-number="0" table:value="./concepts_servergroups.dita" table:operator="="/>
              <table:filter-condition table:field-number="0" table:value="./concepts_networktags.dita" table:operator="="/>
              <table:filter-condition table:field-number="0" table:value="./concepts_networks.dita" table:operator="="/>
              <table:filter-condition table:field-number="0" table:value="./concepts_networkgroups.dita" table:operator="="/>
              <table:filter-condition table:field-number="0" table:value="./concepts_cloud.dita" table:operator="="/>
              <table:filter-condition table:field-number="0" table:value="./volumegroups.dita" table:operator="="/>
              <table:filter-condition table:field-number="0" table:value="./servers.dita" table:operator="="/>
              <table:filter-condition table:field-number="0" table:value="./serverroles.dita" table:operator="="/>
              <table:filter-condition table:field-number="0" table:value="./servergroups.dita" table:operator="="/>
              <table:filter-condition table:field-number="0" table:value="./rule.dita" table:operator="="/>
              <table:filter-condition table:field-number="0" table:value="./resources.dita" table:operator="="/>
              <table:filter-condition table:field-number="0" table:value="./regions.dita" table:operator="="/>
              <table:filter-condition table:field-number="0" table:value="./passthrough.dita" table:operator="="/>
              <table:filter-condition table:field-number="0" table:value="./nicmappings.dita" table:operator="="/>
              <table:filter-condition table:field-number="0" table:value="./nicmappings_vms.dita" table:operator="="/>
              <table:filter-condition table:field-number="0" table:value="./neutron-external-networks.dita" table:operator="="/>
              <table:filter-condition table:field-number="0" table:value="./neutron_provider_networks.dita" table:operator="="/>
              <table:filter-condition table:field-number="0" table:value="./neutron_network_tags.dita" table:operator="="/>
              <table:filter-condition table:field-number="0" table:value="./networktags.dita" table:operator="="/>
              <table:filter-condition table:field-number="0" table:value="./networks.dita" table:operator="="/>
              <table:filter-condition table:field-number="0" table:value="./networkgroups.dita" table:operator="="/>
              <table:filter-condition table:field-number="0" table:value="./network_interfaces.dita" table:operator="="/>
              <table:filter-condition table:field-number="0" table:value="./network_interfaces_device.dita" table:operator="="/>
              <table:filter-condition table:field-number="0" table:value="./multiple_control_planes.dita" table:operator="="/>
              <table:filter-condition table:field-number="0" table:value="./mtu.dita" table:operator="="/>
              <table:filter-condition table:field-number="0" table:value="./memorymodels.dita" table:operator="="/>
              <table:filter-condition table:field-number="0" table:value="./memory_sizing_vms.dita" table:operator="="/>
              <table:filter-condition table:field-number="0" table:value="./load_balancers.dita" table:operator="="/>
              <table:filter-condition table:field-number="0" table:value="./load_balancer_definitions.dita" table:operator="="/>
              <table:filter-condition table:field-number="0" table:value="./lb_defs_networkgroups.dita" table:operator="="/>
              <table:filter-condition table:field-number="0" table:value="./interfacemodels.dita" table:operator="="/>
              <table:filter-condition table:field-number="0" table:value="./huge_pages.dita" table:operator="="/>
              <table:filter-condition table:field-number="0" table:value="./firewallrules.dita" table:operator="="/>
              <table:filter-condition table:field-number="0" table:value="./fcoeinterfaces.dita" table:operator="="/>
              <table:filter-condition table:field-number="0" table:value="./dpdkdevices.dita" table:operator="="/>
              <table:filter-condition table:field-number="0" table:value="./dpdkdevices_devices.dita" table:operator="="/>
              <table:filter-condition table:field-number="0" table:value="./dpdk_componentoptions.dita" table:operator="="/>
              <table:filter-condition table:field-number="0" table:value="./diskmodels.dita" table:operator="="/>
              <table:filter-condition table:field-number="0" table:value="./disk_sizing_vms.dita" table:operator="="/>
              <table:filter-condition table:field-number="0" table:value="./devicegroups.dita" table:operator="="/>
              <table:filter-condition table:field-number="0" table:value="./cpumodels.dita" table:operator="="/>
              <table:filter-condition table:field-number="0" table:value="./cpu_usage.dita" table:operator="="/>
              <table:filter-condition table:field-number="0" table:value="./cpu_sizing_vms.dita" table:operator="="/>
              <table:filter-condition table:field-number="0" table:value="./cpu_components_roles.dita" table:operator="="/>
              <table:filter-condition table:field-number="0" table:value="./cpu_assignments.dita" table:operator="="/>
              <table:filter-condition table:field-number="0" table:value="./controlplane.dita" table:operator="="/>
              <table:filter-condition table:field-number="0" table:value="./configurationobjects.dita" table:operator="="/>
              <table:filter-condition table:field-number="0" table:value="./configurationdata.dita" table:operator="="/>
              <table:filter-condition table:field-number="0" table:value="./configurationdata_swift.dita" table:operator="="/>
              <table:filter-condition table:field-number="0" table:value="./configurationdata_octavia.dita" table:operator="="/>
              <table:filter-condition table:field-number="0" table:value="./configurationdata_neutron.dita" table:operator="="/>
              <table:filter-condition table:field-number="0" table:value="./configurationdata_ironic.dita" table:operator="="/>
              <table:filter-condition table:field-number="0" table:value="./clusters.dita" table:operator="="/>
              <table:filter-condition table:field-number="0" table:value="./cloud.dita" table:operator="="/>
              <table:filter-condition table:field-number="0" table:value="./bonddataoptionswindows.dita" table:operator="="/>
              <table:filter-condition table:field-number="0" table:value="./bonddataoptionsopenvswitch.dita" table:operator="="/>
              <table:filter-condition table:field-number="0" table:value="./bonddataoptionslinux.dita" table:operator="="/>
              <table:filter-condition table:field-number="0" table:value="./bonddata.dita" table:operator="="/>
              <table:filter-condition table:field-number="0" table:value="./standalonedeployer.dita" table:operator="="/>
              <table:filter-condition table:field-number="0" table:value="./services_components.dita" table:operator="="/>
              <table:filter-condition table:field-number="0" table:value="./servernetworkselection.dita" table:operator="="/>
              <table:filter-condition table:field-number="0" table:value="./serverallocation.dita" table:operator="="/>
              <table:filter-condition table:field-number="0" table:value="./persisteddata.dita" table:operator="="/>
              <table:filter-condition table:field-number="0" table:value="./othertopics.dita" table:operator="="/>
              <table:filter-condition table:field-number="0" table:value="./networkroutevalidation.dita" table:operator="="/>
              <table:filter-condition table:field-number="0" table:value="./namegeneration.dita" table:operator="="/>
              <table:filter-condition table:field-number="0" table:value="./configneutronprovidervlans.dita" table:operator="="/>
              <table:filter-condition table:field-number="0" table:value="./service_topology_yml.dita" table:operator="="/>
              <table:filter-condition table:field-number="0" table:value="./service_info_yml.dita" table:operator="="/>
              <table:filter-condition table:field-number="0" table:value="./server_info_yml.dita" table:operator="="/>
              <table:filter-condition table:field-number="0" table:value="./route_info_yml.dita" table:operator="="/>
              <table:filter-condition table:field-number="0" table:value="./region_topology_yml.dita" table:operator="="/>
              <table:filter-condition table:field-number="0" table:value="./private_data_metadata_yml.dita" table:operator="="/>
              <table:filter-condition table:field-number="0" table:value="./password_change_yml.dita" table:operator="="/>
              <table:filter-condition table:field-number="0" table:value="./network_topology_yml.dita" table:operator="="/>
              <table:filter-condition table:field-number="0" table:value="./html_representation.dita" table:operator="="/>
              <table:filter-condition table:field-number="0" table:value="./firewall_info_yml.dita" table:operator="="/>
              <table:filter-condition table:field-number="0" table:value="./explain_txt.dita" table:operator="="/>
              <table:filter-condition table:field-number="0" table:value="./cpinfofiles.dita" table:operator="="/>
              <table:filter-condition table:field-number="0" table:value="./control_plane_topology_yml.dita" table:operator="="/>
              <table:filter-condition table:field-number="0" table:value="./clouddiagram_txt.dita" table:operator="="/>
              <table:filter-condition table:field-number="0" table:value="./address_info_yml.dita" table:operator="="/>
              <table:filter-condition table:field-number="0" table:value="./input_model.dita" table:operator="="/>
              <table:filter-condition table:field-number="0" table:value="./input_model_introduction.dita" table:operator="="/>
              <table:filter-condition table:field-number="0" table:value="./input_model_changes40.dita" table:operator="="/>
              <table:filter-condition table:field-number="0" table:value="./swift_examples.dita" table:operator="="/>
              <table:filter-condition table:field-number="0" table:value="./midscale_kvm_vsa.dita" table:operator="="/>
              <table:filter-condition table:field-number="0" table:value="./kvm_examples.dita" table:operator="="/>
              <table:filter-condition table:field-number="0" table:value="./ironic_examples.dita" table:operator="="/>
              <table:filter-condition table:field-number="0" table:value="./example_config_changes.dita" table:operator="="/>
              <table:filter-condition table:field-number="0" table:value="./esx_examples.dita" table:operator="="/>
              <table:filter-condition table:field-number="0" table:value="./entryscale_swift.dita" table:operator="="/>
              <table:filter-condition table:field-number="0" table:value="./entryscale_kvm_vsa.dita" table:operator="="/>
              <table:filter-condition table:field-number="0" table:value="./entryscale_kvm_dedicated.dita" table:operator="="/>
              <table:filter-condition table:field-number="0" table:value="./entryscale_kvm_ceph.dita" table:operator="="/>
              <table:filter-condition table:field-number="0" table:value="./entryscale_kvm_ceph_onenetwork.dita" table:operator="="/>
              <table:filter-condition table:field-number="0" table:value="./entryscale_ironic.dita" table:operator="="/>
              <table:filter-condition table:field-number="0" table:value="./entryscale_ironic_multi_tenancy.dita" table:operator="="/>
              <table:filter-condition table:field-number="0" table:value="./entryscale_esx_kvm_vsa.dita" table:operator="="/>
              <table:filter-condition table:field-number="0" table:value="./entryscale_esx_kvm_vsa_mml.dita" table:operator="="/>
              <table:filter-condition table:field-number="0" table:value="./changes_entryscale_kvm_vsa.dita" table:operator="="/>
              <table:filter-condition table:field-number="0" table:value="./without_l3agent.dita" table:operator="="/>
              <table:filter-condition table:field-number="0" table:value="./twosystems.dita" table:operator="="/>
              <table:filter-condition table:field-number="0" table:value="./standalone_deployer.dita" table:operator="="/>
              <table:filter-condition table:field-number="0" table:value="./sles_compute_model.dita" table:operator="="/>
              <table:filter-condition table:field-number="0" table:value="./rhel_compute_model.dita" table:operator="="/>
              <table:filter-condition table:field-number="0" table:value="./entryscale_kvm_ceph_twonetwork.dita" table:operator="="/>
              <table:filter-condition table:field-number="0" table:value="./example_configurations.dita" table:operator="="/>
              <table:filter-condition table:field-number="0" table:value="./architecture_index.dita" table:operator="="/>
              <table:filter-condition table:field-number="0" table:value="./rn_content-jira_1688.dita" table:operator="="/>
              <table:filter-condition table:field-number="0" table:value="./recommended_hardware_minimums.dita" table:operator="="/>
              <table:filter-condition table:field-number="0" table:value="./pdf30.dita" table:operator="="/>
              <table:filter-condition table:field-number="0" table:value="./overview.dita" table:operator="="/>
              <table:filter-condition table:field-number="0" table:value="./mitaka_features.dita" table:operator="="/>
              <table:filter-condition table:field-number="0" table:value="./introduction.dita" table:operator="="/>
              <table:filter-condition table:field-number="0" table:value="./faqs.dita" table:operator="="/>
              <table:filter-condition table:field-number="0" table:value="./eula_30.dita" table:operator="="/>
              <table:filter-condition table:field-number="0" table:value="./documentation_updates.dita" table:operator="="/>
              <table:filter-condition table:field-number="0" table:value="./ceph_twonetworks_config.dita" table:operator="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6T07:29:57.016297597</dc:date>
    <meta:editing-duration>PT10M46S</meta:editing-duration>
    <meta:editing-cycles>1</meta:editing-cycles>
    <meta:document-statistic meta:table-count="1" meta:cell-count="504" meta:object-count="0"/>
    <meta:generator>LibreOffice/5.4.3.2$Linux_X86_64 LibreOffice_project/40m0$Build-2</meta:generator>
  </office:meta>
</office:document-meta>
</file>